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0.1925in"/>
    </style:style>
    <style:style style:name="co12" style:family="table-column">
      <style:table-column-properties fo:break-before="auto" style:column-width="0.4827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1.2181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335in"/>
    </style:style>
    <style:style style:name="co21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04">
            <text:p>10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1">
            <text:p>11.0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18">
            <text:p>21.8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0191">
            <text:p>10191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0732">
            <text:p>1073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2366">
            <text:p>1236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2-17">
            <text:p>2020-12-17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57 - 1.17)">
            <text:p>(0.57 - 1.17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">
            <text:p>0.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1" table:number-columns-repeated="3" table:default-cell-style-name="Default"/>
        <table:table-column table:style-name="co6" table:number-columns-repeated="3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13.25">
            <text:p>413.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41412091433454">
            <text:p>0.044141209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83131868372">
            <text:p>1.1583131868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0470281988835">
            <text:p>16.0470281989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301">
            <text:p>301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51594439901881">
            <text:p>0.035159444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2548097950899">
            <text:p>1.1254809795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0.058973019232">
            <text:p>20.058973019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50.125">
            <text:p>550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5838915956151">
            <text:p>0.055838916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20154745553544">
            <text:p>1.2015474555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2.7567703882174">
            <text:p>12.756770388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39">
            <text:p>6839</text:p>
          </table:table-cell>
          <table:table-cell office:value-type="float" office:value="12041">
            <text:p>12041</text:p>
          </table:table-cell>
          <table:table-cell office:value-type="float" office:value="178.75">
            <text:p>178.75</text:p>
          </table:table-cell>
          <table:table-cell office:value-type="float" office:value="401.75">
            <text:p>401.75</text:p>
          </table:table-cell>
          <table:table-cell office:value-type="float" office:value="544.25">
            <text:p>544.25</text:p>
          </table:table-cell>
          <table:table-cell office:value-type="float" office:value="0.043586930017069">
            <text:p>0.04358693</text:p>
          </table:table-cell>
          <table:table-cell office:value-type="float" office:value="0.0587439684164352">
            <text:p>0.0587439684</text:p>
          </table:table-cell>
          <table:table-cell office:value-type="float" office:value="0.0451997342413421">
            <text:p>0.0451997342</text:p>
          </table:table-cell>
          <table:table-cell office:value-type="float" office:value="1.15627790317763">
            <text:p>1.1562779032</text:p>
          </table:table-cell>
          <table:table-cell office:value-type="float" office:value="1.21236756295513">
            <text:p>1.212367563</text:p>
          </table:table-cell>
          <table:table-cell office:value-type="float" office:value="1.16220338115665">
            <text:p>1.1622033812</text:p>
          </table:table-cell>
          <table:table-cell office:value-type="float" office:value="16.2467475618022">
            <text:p>16.2467475618</text:p>
          </table:table-cell>
          <table:table-cell office:value-type="float" office:value="12.1427377868976">
            <text:p>12.1427377869</text:p>
          </table:table-cell>
          <table:table-cell office:value-type="float" office:value="15.6792248984939">
            <text:p>15.679224898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298">
            <text:p>10298</text:p>
          </table:table-cell>
          <table:table-cell office:value-type="float" office:value="179.75">
            <text:p>179.75</text:p>
          </table:table-cell>
          <table:table-cell office:value-type="float" office:value="227">
            <text:p>227</text:p>
          </table:table-cell>
          <table:table-cell office:value-type="float" office:value="483.75">
            <text:p>483.75</text:p>
          </table:table-cell>
          <table:table-cell office:value-type="float" office:value="0.0461133914828117">
            <text:p>0.0461133915</text:p>
          </table:table-cell>
          <table:table-cell office:value-type="float" office:value="0.0393755420641804">
            <text:p>0.0393755421</text:p>
          </table:table-cell>
          <table:table-cell office:value-type="float" office:value="0.0469751408040396">
            <text:p>0.0469751408</text:p>
          </table:table-cell>
          <table:table-cell office:value-type="float" office:value="1.16556470214297">
            <text:p>1.1655647021</text:p>
          </table:table-cell>
          <table:table-cell office:value-type="float" office:value="1.14085324651781">
            <text:p>1.1408532465</text:p>
          </table:table-cell>
          <table:table-cell office:value-type="float" office:value="1.16873805396712">
            <text:p>1.168738054</text:p>
          </table:table-cell>
          <table:table-cell office:value-type="float" office:value="15.3753338251192">
            <text:p>15.3753338251</text:p>
          </table:table-cell>
          <table:table-cell office:value-type="float" office:value="17.947838438489">
            <text:p>17.9478384385</text:p>
          </table:table-cell>
          <table:table-cell office:value-type="float" office:value="15.0995389751397">
            <text:p>15.099538975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260">
            <text:p>6260</text:p>
          </table:table-cell>
          <table:table-cell office:value-type="float" office:value="11002">
            <text:p>11002</text:p>
          </table:table-cell>
          <table:table-cell office:value-type="float" office:value="160.5">
            <text:p>160.5</text:p>
          </table:table-cell>
          <table:table-cell office:value-type="float" office:value="548.875">
            <text:p>548.875</text:p>
          </table:table-cell>
          <table:table-cell office:value-type="float" office:value="801.5">
            <text:p>801.5</text:p>
          </table:table-cell>
          <table:table-cell office:value-type="float" office:value="0.0417533818938606">
            <text:p>0.0417533819</text:p>
          </table:table-cell>
          <table:table-cell office:value-type="float" office:value="0.0876797124600639">
            <text:p>0.0876797125</text:p>
          </table:table-cell>
          <table:table-cell office:value-type="float" office:value="0.0728503908380295">
            <text:p>0.0728503908</text:p>
          </table:table-cell>
          <table:table-cell office:value-type="float" office:value="1.14955379263168">
            <text:p>1.1495537926</text:p>
          </table:table-cell>
          <table:table-cell office:value-type="float" office:value="1.3219469482853">
            <text:p>1.3219469483</text:p>
          </table:table-cell>
          <table:table-cell office:value-type="float" office:value="1.2653784396458">
            <text:p>1.2653784396</text:p>
          </table:table-cell>
          <table:table-cell office:value-type="float" office:value="16.9451938182499">
            <text:p>16.9451938182</text:p>
          </table:table-cell>
          <table:table-cell office:value-type="float" office:value="8.2471648442598">
            <text:p>8.2471648443</text:p>
          </table:table-cell>
          <table:table-cell office:value-type="float" office:value="9.85717873970139">
            <text:p>9.8571787397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7012">
            <text:p>7012</text:p>
          </table:table-cell>
          <table:table-cell office:value-type="float" office:value="14962">
            <text:p>14962</text:p>
          </table:table-cell>
          <table:table-cell office:value-type="float" office:value="162.375">
            <text:p>162.375</text:p>
          </table:table-cell>
          <table:table-cell office:value-type="float" office:value="494.125">
            <text:p>494.125</text:p>
          </table:table-cell>
          <table:table-cell office:value-type="float" office:value="828.875">
            <text:p>828.875</text:p>
          </table:table-cell>
          <table:table-cell office:value-type="float" office:value="0.0390324519230769">
            <text:p>0.0390324519</text:p>
          </table:table-cell>
          <table:table-cell office:value-type="float" office:value="0.070468482601255">
            <text:p>0.0704684826</text:p>
          </table:table-cell>
          <table:table-cell office:value-type="float" office:value="0.055398676647507">
            <text:p>0.0553986766</text:p>
          </table:table-cell>
          <table:table-cell office:value-type="float" office:value="1.1395997050449">
            <text:p>1.139599705</text:p>
          </table:table-cell>
          <table:table-cell office:value-type="float" office:value="1.25637267090303">
            <text:p>1.2563726709</text:p>
          </table:table-cell>
          <table:table-cell office:value-type="float" office:value="1.19991063447989">
            <text:p>1.1999106345</text:p>
          </table:table-cell>
          <table:table-cell office:value-type="float" office:value="18.1025899280627">
            <text:p>18.1025899281</text:p>
          </table:table-cell>
          <table:table-cell office:value-type="float" office:value="10.1789127519125">
            <text:p>10.1789127519</text:p>
          </table:table-cell>
          <table:table-cell office:value-type="float" office:value="12.8554401175181">
            <text:p>12.8554401175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33">
            <text:p>133</text:p>
          </table:table-cell>
          <table:table-cell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444">
            <text:p>7444</text:p>
          </table:table-cell>
          <table:table-cell office:value-type="float" office:value="13452">
            <text:p>13452</text:p>
          </table:table-cell>
          <table:table-cell office:value-type="float" office:value="58">
            <text:p>58</text:p>
          </table:table-cell>
          <table:table-cell office:value-type="float" office:value="255.875">
            <text:p>255.875</text:p>
          </table:table-cell>
          <table:table-cell office:value-type="float" office:value="532.125">
            <text:p>532.125</text:p>
          </table:table-cell>
          <table:table-cell office:value-type="float" office:value="0.012866015971606">
            <text:p>0.012866016</text:p>
          </table:table-cell>
          <table:table-cell office:value-type="float" office:value="0.0343733207952714">
            <text:p>0.0343733208</text:p>
          </table:table-cell>
          <table:table-cell office:value-type="float" office:value="0.039557314897413">
            <text:p>0.0395573149</text:p>
          </table:table-cell>
          <table:table-cell office:value-type="float" office:value="1.04535550325991">
            <text:p>1.0453555033</text:p>
          </table:table-cell>
          <table:table-cell office:value-type="float" office:value="1.12262241214114">
            <text:p>1.1226224121</text:p>
          </table:table-cell>
          <table:table-cell office:value-type="float" office:value="1.14151757321826">
            <text:p>1.1415175732</text:p>
          </table:table-cell>
          <table:table-cell office:value-type="float" office:value="0">
            <text:p>0</text:p>
          </table:table-cell>
          <table:table-cell office:value-type="float" office:value="20.5098881893546">
            <text:p>20.5098881894</text:p>
          </table:table-cell>
          <table:table-cell office:value-type="float" office:value="17.866937173803">
            <text:p>17.8669371738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880">
            <text:p>13880</text:p>
          </table:table-cell>
          <table:table-cell office:value-type="float" office:value="171.25">
            <text:p>171.25</text:p>
          </table:table-cell>
          <table:table-cell office:value-type="float" office:value="185.125">
            <text:p>185.125</text:p>
          </table:table-cell>
          <table:table-cell office:value-type="float" office:value="758">
            <text:p>758</text:p>
          </table:table-cell>
          <table:table-cell office:value-type="float" office:value="0.039367816091954">
            <text:p>0.0393678161</text:p>
          </table:table-cell>
          <table:table-cell office:value-type="float" office:value="0.0252317023306529">
            <text:p>0.0252317023</text:p>
          </table:table-cell>
          <table:table-cell office:value-type="float" office:value="0.0546109510086455">
            <text:p>0.054610951</text:p>
          </table:table-cell>
          <table:table-cell office:value-type="float" office:value="1.14082501321178">
            <text:p>1.1408250132</text:p>
          </table:table-cell>
          <table:table-cell office:value-type="float" office:value="1.08955877021019">
            <text:p>1.0895587702</text:p>
          </table:table-cell>
          <table:table-cell office:value-type="float" office:value="1.19698374623159">
            <text:p>1.1969837462</text:p>
          </table:table-cell>
          <table:table-cell office:value-type="float" office:value="17.951293570963">
            <text:p>17.951293571</text:p>
          </table:table-cell>
          <table:table-cell office:value-type="float" office:value="27.8164150788161">
            <text:p>27.8164150788</text:p>
          </table:table-cell>
          <table:table-cell office:value-type="float" office:value="13.0359600108463">
            <text:p>13.0359600108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2" office:value-type="float" office:value="110">
            <text:p>11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5048">
            <text:p>15048</text:p>
          </table:table-cell>
          <table:table-cell office:value-type="float" office:value="234.125">
            <text:p>234.125</text:p>
          </table:table-cell>
          <table:table-cell office:value-type="float" office:value="413.875">
            <text:p>413.875</text:p>
          </table:table-cell>
          <table:table-cell office:value-type="float" office:value="683.125">
            <text:p>683.125</text:p>
          </table:table-cell>
          <table:table-cell office:value-type="float" office:value="0.0492894736842105">
            <text:p>0.0492894737</text:p>
          </table:table-cell>
          <table:table-cell office:value-type="float" office:value="0.0508258627041631">
            <text:p>0.0508258627</text:p>
          </table:table-cell>
          <table:table-cell office:value-type="float" office:value="0.0453963981924508">
            <text:p>0.0453963982</text:p>
          </table:table-cell>
          <table:table-cell office:value-type="float" office:value="1.17727488423823">
            <text:p>1.1772748842</text:p>
          </table:table-cell>
          <table:table-cell office:value-type="float" office:value="1.18295372537103">
            <text:p>1.1829537254</text:p>
          </table:table-cell>
          <table:table-cell office:value-type="float" office:value="1.16292662629252">
            <text:p>1.1629266263</text:p>
          </table:table-cell>
          <table:table-cell office:value-type="float" office:value="14.4065777289674">
            <text:p>14.406577729</text:p>
          </table:table-cell>
          <table:table-cell office:value-type="float" office:value="13.9813965414712">
            <text:p>13.9813965415</text:p>
          </table:table-cell>
          <table:table-cell office:value-type="float" office:value="15.6127796433839">
            <text:p>15.612779643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222">
            <text:p>9222</text:p>
          </table:table-cell>
          <table:table-cell office:value-type="float" office:value="16935">
            <text:p>16935</text:p>
          </table:table-cell>
          <table:table-cell office:value-type="float" office:value="326.25">
            <text:p>326.25</text:p>
          </table:table-cell>
          <table:table-cell office:value-type="float" office:value="554.25">
            <text:p>554.25</text:p>
          </table:table-cell>
          <table:table-cell office:value-type="float" office:value="562.875">
            <text:p>562.875</text:p>
          </table:table-cell>
          <table:table-cell office:value-type="float" office:value="0.0614985862393968">
            <text:p>0.0614985862</text:p>
          </table:table-cell>
          <table:table-cell office:value-type="float" office:value="0.0601008458035133">
            <text:p>0.0601008458</text:p>
          </table:table-cell>
          <table:table-cell office:value-type="float" office:value="0.033237378210806">
            <text:p>0.0332373782</text:p>
          </table:table-cell>
          <table:table-cell office:value-type="float" office:value="1.2226579210124">
            <text:p>1.222657921</text:p>
          </table:table-cell>
          <table:table-cell office:value-type="float" office:value="1.21743269917824">
            <text:p>1.2174326992</text:p>
          </table:table-cell>
          <table:table-cell office:value-type="float" office:value="1.11849608142606">
            <text:p>1.1184960814</text:p>
          </table:table-cell>
          <table:table-cell office:value-type="float" office:value="11.6140714054458">
            <text:p>11.6140714054</text:p>
          </table:table-cell>
          <table:table-cell office:value-type="float" office:value="11.8762711921945">
            <text:p>11.8762711922</text:p>
          </table:table-cell>
          <table:table-cell office:value-type="float" office:value="21.1991331241603">
            <text:p>21.199133124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5394">
            <text:p>5394</text:p>
          </table:table-cell>
          <table:table-cell office:value-type="float" office:value="9249">
            <text:p>9249</text:p>
          </table:table-cell>
          <table:table-cell office:value-type="float" office:value="16450">
            <text:p>16450</text:p>
          </table:table-cell>
          <table:table-cell office:value-type="float" office:value="339.5">
            <text:p>339.5</text:p>
          </table:table-cell>
          <table:table-cell office:value-type="float" office:value="553.5">
            <text:p>553.5</text:p>
          </table:table-cell>
          <table:table-cell office:value-type="float" office:value="347.375">
            <text:p>347.375</text:p>
          </table:table-cell>
          <table:table-cell office:value-type="float" office:value="0.0629403040415276">
            <text:p>0.062940304</text:p>
          </table:table-cell>
          <table:table-cell office:value-type="float" office:value="0.0598443074927019">
            <text:p>0.0598443075</text:p>
          </table:table-cell>
          <table:table-cell office:value-type="float" office:value="0.0211170212765957">
            <text:p>0.0211170213</text:p>
          </table:table-cell>
          <table:table-cell office:value-type="float" office:value="1.22805556861611">
            <text:p>1.2280555686</text:p>
          </table:table-cell>
          <table:table-cell office:value-type="float" office:value="1.21647450485745">
            <text:p>1.2164745049</text:p>
          </table:table-cell>
          <table:table-cell office:value-type="float" office:value="1.07478359449977">
            <text:p>1.0747835945</text:p>
          </table:table-cell>
          <table:table-cell office:value-type="float" office:value="11.3558194666089">
            <text:p>11.3558194666</text:p>
          </table:table-cell>
          <table:table-cell office:value-type="float" office:value="11.9257246915347">
            <text:p>11.9257246915</text:p>
          </table:table-cell>
          <table:table-cell office:value-type="float" office:value="33.169464755512">
            <text:p>33.1694647555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558">
            <text:p>5558</text:p>
          </table:table-cell>
          <table:table-cell office:value-type="float" office:value="9433">
            <text:p>9433</text:p>
          </table:table-cell>
          <table:table-cell office:value-type="float" office:value="15371">
            <text:p>15371</text:p>
          </table:table-cell>
          <table:table-cell office:value-type="float" office:value="448.625">
            <text:p>448.625</text:p>
          </table:table-cell>
          <table:table-cell office:value-type="float" office:value="749.125">
            <text:p>749.125</text:p>
          </table:table-cell>
          <table:table-cell office:value-type="float" office:value="389.375">
            <text:p>389.375</text:p>
          </table:table-cell>
          <table:table-cell office:value-type="float" office:value="0.0807169845268082">
            <text:p>0.0807169845</text:p>
          </table:table-cell>
          <table:table-cell office:value-type="float" office:value="0.0794153503657373">
            <text:p>0.0794153504</text:p>
          </table:table-cell>
          <table:table-cell office:value-type="float" office:value="0.0253317936373691">
            <text:p>0.0253317936</text:p>
          </table:table-cell>
          <table:table-cell office:value-type="float" office:value="1.29527929976239">
            <text:p>1.2952792998</text:p>
          </table:table-cell>
          <table:table-cell office:value-type="float" office:value="1.29031505011256">
            <text:p>1.2903150501</text:p>
          </table:table-cell>
          <table:table-cell office:value-type="float" office:value="1.08991900927781">
            <text:p>1.0899190093</text:p>
          </table:table-cell>
          <table:table-cell office:value-type="float" office:value="8.92946731337957">
            <text:p>8.9294673134</text:p>
          </table:table-cell>
          <table:table-cell office:value-type="float" office:value="9.07028580600099">
            <text:p>9.070285806</text:p>
          </table:table-cell>
          <table:table-cell office:value-type="float" office:value="27.7078645642002">
            <text:p>27.7078645642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80">
            <text:p>6080</text:p>
          </table:table-cell>
          <table:table-cell office:value-type="float" office:value="10453">
            <text:p>10453</text:p>
          </table:table-cell>
          <table:table-cell office:value-type="float" office:value="16531">
            <text:p>16531</text:p>
          </table:table-cell>
          <table:table-cell office:value-type="float" office:value="482.375">
            <text:p>482.375</text:p>
          </table:table-cell>
          <table:table-cell office:value-type="float" office:value="853.75">
            <text:p>853.75</text:p>
          </table:table-cell>
          <table:table-cell office:value-type="float" office:value="407.125">
            <text:p>407.125</text:p>
          </table:table-cell>
          <table:table-cell office:value-type="float" office:value="0.0793379934210526">
            <text:p>0.0793379934</text:p>
          </table:table-cell>
          <table:table-cell office:value-type="float" office:value="0.081675117191237">
            <text:p>0.0816751172</text:p>
          </table:table-cell>
          <table:table-cell office:value-type="float" office:value="0.024627971689553">
            <text:p>0.0246279717</text:p>
          </table:table-cell>
          <table:table-cell office:value-type="float" office:value="1.29002023068584">
            <text:p>1.2900202307</text:p>
          </table:table-cell>
          <table:table-cell office:value-type="float" office:value="1.29893772671501">
            <text:p>1.2989377267</text:p>
          </table:table-cell>
          <table:table-cell office:value-type="float" office:value="1.08738671341294">
            <text:p>1.0873867134</text:p>
          </table:table-cell>
          <table:table-cell office:value-type="float" office:value="9.07880013146243">
            <text:p>9.0788001315</text:p>
          </table:table-cell>
          <table:table-cell office:value-type="float" office:value="8.82867742505726">
            <text:p>8.8286774251</text:p>
          </table:table-cell>
          <table:table-cell office:value-type="float" office:value="28.4898806864918">
            <text:p>28.4898806865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6724">
            <text:p>6724</text:p>
          </table:table-cell>
          <table:table-cell office:value-type="float" office:value="11522">
            <text:p>11522</text:p>
          </table:table-cell>
          <table:table-cell office:value-type="float" office:value="16774">
            <text:p>16774</text:p>
          </table:table-cell>
          <table:table-cell office:value-type="float" office:value="529.5">
            <text:p>529.5</text:p>
          </table:table-cell>
          <table:table-cell office:value-type="float" office:value="919.5">
            <text:p>919.5</text:p>
          </table:table-cell>
          <table:table-cell office:value-type="float" office:value="483.5">
            <text:p>483.5</text:p>
          </table:table-cell>
          <table:table-cell office:value-type="float" office:value="0.0787477691850089">
            <text:p>0.0787477692</text:p>
          </table:table-cell>
          <table:table-cell office:value-type="float" office:value="0.0798038534976567">
            <text:p>0.0798038535</text:p>
          </table:table-cell>
          <table:table-cell office:value-type="float" office:value="0.0288243710504352">
            <text:p>0.0288243711</text:p>
          </table:table-cell>
          <table:table-cell office:value-type="float" office:value="1.2877715660047">
            <text:p>1.287771566</text:p>
          </table:table-cell>
          <table:table-cell office:value-type="float" office:value="1.29179605110663">
            <text:p>1.2917960511</text:p>
          </table:table-cell>
          <table:table-cell office:value-type="float" office:value="1.10251375363477">
            <text:p>1.1025137536</text:p>
          </table:table-cell>
          <table:table-cell office:value-type="float" office:value="9.14431388232135">
            <text:p>9.1443138823</text:p>
          </table:table-cell>
          <table:table-cell office:value-type="float" office:value="9.02777454319643">
            <text:p>9.0277745432</text:p>
          </table:table-cell>
          <table:table-cell office:value-type="float" office:value="24.3921934299246">
            <text:p>24.3921934299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188">
            <text:p>7188</text:p>
          </table:table-cell>
          <table:table-cell office:value-type="float" office:value="11250">
            <text:p>11250</text:p>
          </table:table-cell>
          <table:table-cell office:value-type="float" office:value="16492">
            <text:p>16492</text:p>
          </table:table-cell>
          <table:table-cell office:value-type="float" office:value="511.125">
            <text:p>511.125</text:p>
          </table:table-cell>
          <table:table-cell office:value-type="float" office:value="165">
            <text:p>165</text:p>
          </table:table-cell>
          <table:table-cell office:value-type="float" office:value="449.75">
            <text:p>449.75</text:p>
          </table:table-cell>
          <table:table-cell office:value-type="float" office:value="0.0711080968280467">
            <text:p>0.0711080968</text:p>
          </table:table-cell>
          <table:table-cell office:value-type="float" office:value="0.0146666666666667">
            <text:p>0.0146666667</text:p>
          </table:table-cell>
          <table:table-cell office:value-type="float" office:value="0.0272707979626486">
            <text:p>0.027270798</text:p>
          </table:table-cell>
          <table:table-cell office:value-type="float" office:value="1.2587888073098">
            <text:p>1.2587888073</text:p>
          </table:table-cell>
          <table:table-cell office:value-type="float" office:value="1.05175495111111">
            <text:p>1.0517549511</text:p>
          </table:table-cell>
          <table:table-cell office:value-type="float" office:value="1.09690543785545">
            <text:p>1.0969054379</text:p>
          </table:table-cell>
          <table:table-cell office:value-type="float" office:value="10.0904014172567">
            <text:p>10.0904014173</text:p>
          </table:table-cell>
          <table:table-cell office:value-type="float" office:value="0">
            <text:p>0</text:p>
          </table:table-cell>
          <table:table-cell office:value-type="float" office:value="25.7622141497783">
            <text:p>25.7622141498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185">
            <text:p>185</text:p>
          </table:table-cell>
          <table:table-cell office:value-type="float" office:value="7930">
            <text:p>7930</text:p>
          </table:table-cell>
          <table:table-cell office:value-type="float" office:value="11464">
            <text:p>11464</text:p>
          </table:table-cell>
          <table:table-cell office:value-type="float" office:value="16647">
            <text:p>16647</text:p>
          </table:table-cell>
          <table:table-cell office:value-type="float" office:value="389.125">
            <text:p>389.125</text:p>
          </table:table-cell>
          <table:table-cell office:value-type="float" office:value="214.625">
            <text:p>214.625</text:p>
          </table:table-cell>
          <table:table-cell office:value-type="float" office:value="483.625">
            <text:p>483.625</text:p>
          </table:table-cell>
          <table:table-cell office:value-type="float" office:value="0.0490699873896595">
            <text:p>0.0490699874</text:p>
          </table:table-cell>
          <table:table-cell office:value-type="float" office:value="0.0187216503838102">
            <text:p>0.0187216504</text:p>
          </table:table-cell>
          <table:table-cell office:value-type="float" office:value="0.0290517811017">
            <text:p>0.0290517811</text:p>
          </table:table-cell>
          <table:table-cell office:value-type="float" office:value="1.17646436864215">
            <text:p>1.1764643686</text:p>
          </table:table-cell>
          <table:table-cell office:value-type="float" office:value="1.0662127567218">
            <text:p>1.0662127567</text:p>
          </table:table-cell>
          <table:table-cell office:value-type="float" office:value="1.10333548558691">
            <text:p>1.1033354856</text:p>
          </table:table-cell>
          <table:table-cell office:value-type="float" office:value="14.4694915631159">
            <text:p>14.4694915631</text:p>
          </table:table-cell>
          <table:table-cell office:value-type="float" office:value="0">
            <text:p>0</text:p>
          </table:table-cell>
          <table:table-cell office:value-type="float" office:value="24.2039447384175">
            <text:p>24.2039447384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248">
            <text:p>248</text:p>
          </table:table-cell>
          <table:table-cell office:value-type="float" office:value="180">
            <text:p>180</text:p>
          </table:table-cell>
          <table:table-cell office:value-type="float" office:value="8670">
            <text:p>8670</text:p>
          </table:table-cell>
          <table:table-cell office:value-type="float" office:value="11902">
            <text:p>11902</text:p>
          </table:table-cell>
          <table:table-cell office:value-type="float" office:value="18139">
            <text:p>18139</text:p>
          </table:table-cell>
          <table:table-cell office:value-type="float" office:value="378.375">
            <text:p>378.375</text:p>
          </table:table-cell>
          <table:table-cell office:value-type="float" office:value="302.25">
            <text:p>302.25</text:p>
          </table:table-cell>
          <table:table-cell office:value-type="float" office:value="368">
            <text:p>368</text:p>
          </table:table-cell>
          <table:table-cell office:value-type="float" office:value="0.0436418685121107">
            <text:p>0.0436418685</text:p>
          </table:table-cell>
          <table:table-cell office:value-type="float" office:value="0.0253948916148546">
            <text:p>0.0253948916</text:p>
          </table:table-cell>
          <table:table-cell office:value-type="float" office:value="0.0202877777165224">
            <text:p>0.0202877777</text:p>
          </table:table-cell>
          <table:table-cell office:value-type="float" office:value="1.15647958065936">
            <text:p>1.1564795807</text:p>
          </table:table-cell>
          <table:table-cell office:value-type="float" office:value="1.09014612567145">
            <text:p>1.0901461257</text:p>
          </table:table-cell>
          <table:table-cell office:value-type="float" office:value="1.07181394610019">
            <text:p>1.0718139461</text:p>
          </table:table-cell>
          <table:table-cell office:value-type="float" office:value="16.2267255110856">
            <text:p>16.2267255111</text:p>
          </table:table-cell>
          <table:table-cell office:value-type="float" office:value="27.6398735844626">
            <text:p>27.6398735845</text:p>
          </table:table-cell>
          <table:table-cell office:value-type="float" office:value="34.5111653834078">
            <text:p>34.5111653834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9290">
            <text:p>9290</text:p>
          </table:table-cell>
          <table:table-cell office:value-type="float" office:value="12202">
            <text:p>12202</text:p>
          </table:table-cell>
          <table:table-cell office:value-type="float" office:value="18868">
            <text:p>18868</text:p>
          </table:table-cell>
          <table:table-cell office:value-type="float" office:value="182.125">
            <text:p>182.125</text:p>
          </table:table-cell>
          <table:table-cell office:value-type="float" office:value="411">
            <text:p>411</text:p>
          </table:table-cell>
          <table:table-cell office:value-type="float" office:value="192.125">
            <text:p>192.125</text:p>
          </table:table-cell>
          <table:table-cell office:value-type="float" office:value="0.0196044133476857">
            <text:p>0.0196044133</text:p>
          </table:table-cell>
          <table:table-cell office:value-type="float" office:value="0.0336830027864285">
            <text:p>0.0336830028</text:p>
          </table:table-cell>
          <table:table-cell office:value-type="float" office:value="0.0101825842696629">
            <text:p>0.0101825843</text:p>
          </table:table-cell>
          <table:table-cell office:value-type="float" office:value="1.06936873944141">
            <text:p>1.0693687394</text:p>
          </table:table-cell>
          <table:table-cell office:value-type="float" office:value="1.12011421731885">
            <text:p>1.1201142173</text:p>
          </table:table-cell>
          <table:table-cell office:value-type="float" office:value="1.03584226758774">
            <text:p>1.0358422676</text:p>
          </table:table-cell>
          <table:table-cell office:value-type="float" office:value="0">
            <text:p>0</text:p>
          </table:table-cell>
          <table:table-cell office:value-type="float" office:value="20.9232048300145">
            <text:p>20.923204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table:number-columns-repeated="2" office:value-type="float" office:value="286">
            <text:p>286</text:p>
          </table:table-cell>
          <table:table-cell office:value-type="float" office:value="8912">
            <text:p>8912</text:p>
          </table:table-cell>
          <table:table-cell office:value-type="float" office:value="11988">
            <text:p>11988</text:p>
          </table:table-cell>
          <table:table-cell office:value-type="float" office:value="18373">
            <text:p>18373</text:p>
          </table:table-cell>
          <table:table-cell office:value-type="float" office:value="118.25">
            <text:p>118.25</text:p>
          </table:table-cell>
          <table:table-cell office:value-type="float" office:value="217.375">
            <text:p>217.375</text:p>
          </table:table-cell>
          <table:table-cell office:value-type="float" office:value="317.75">
            <text:p>317.75</text:p>
          </table:table-cell>
          <table:table-cell office:value-type="float" office:value="0.0132686265709156">
            <text:p>0.0132686266</text:p>
          </table:table-cell>
          <table:table-cell office:value-type="float" office:value="0.0181327160493827">
            <text:p>0.018132716</text:p>
          </table:table-cell>
          <table:table-cell office:value-type="float" office:value="0.0172943993904098">
            <text:p>0.0172943994</text:p>
          </table:table-cell>
          <table:table-cell office:value-type="float" office:value="1.04678526364232">
            <text:p>1.0467852636</text:p>
          </table:table-cell>
          <table:table-cell office:value-type="float" office:value="1.06410894513984">
            <text:p>1.0641089451</text:p>
          </table:table-cell>
          <table:table-cell office:value-type="float" office:value="1.06111662651697">
            <text:p>1.06111662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table:number-columns-repeated="2" office:value-type="float" office:value="207">
            <text:p>207</text:p>
          </table:table-cell>
          <table:table-cell office:value-type="float" office:value="8911">
            <text:p>8911</text:p>
          </table:table-cell>
          <table:table-cell office:value-type="float" office:value="12266">
            <text:p>12266</text:p>
          </table:table-cell>
          <table:table-cell office:value-type="float" office:value="19073">
            <text:p>19073</text:p>
          </table:table-cell>
          <table:table-cell office:value-type="float" office:value="209">
            <text:p>209</text:p>
          </table:table-cell>
          <table:table-cell office:value-type="float" office:value="205.375">
            <text:p>205.375</text:p>
          </table:table-cell>
          <table:table-cell office:value-type="float" office:value="462">
            <text:p>462</text:p>
          </table:table-cell>
          <table:table-cell office:value-type="float" office:value="0.023454157782516">
            <text:p>0.0234541578</text:p>
          </table:table-cell>
          <table:table-cell office:value-type="float" office:value="0.016743437143323">
            <text:p>0.0167434371</text:p>
          </table:table-cell>
          <table:table-cell office:value-type="float" office:value="0.0242227232213076">
            <text:p>0.0242227232</text:p>
          </table:table-cell>
          <table:table-cell office:value-type="float" office:value="1.08316774337269">
            <text:p>1.0831677434</text:p>
          </table:table-cell>
          <table:table-cell office:value-type="float" office:value="1.05915150166888">
            <text:p>1.0591515017</text:p>
          </table:table-cell>
          <table:table-cell office:value-type="float" office:value="1.08592954230228">
            <text:p>1.0859295423</text:p>
          </table:table-cell>
          <table:table-cell office:value-type="float" office:value="29.8985097241821">
            <text:p>29.8985097242</text:p>
          </table:table-cell>
          <table:table-cell office:value-type="float" office:value="0">
            <text:p>0</text:p>
          </table:table-cell>
          <table:table-cell office:value-type="float" office:value="28.9607672570476">
            <text:p>28.960767257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9390">
            <text:p>9390</text:p>
          </table:table-cell>
          <table:table-cell office:value-type="float" office:value="13522">
            <text:p>13522</text:p>
          </table:table-cell>
          <table:table-cell office:value-type="float" office:value="19091">
            <text:p>19091</text:p>
          </table:table-cell>
          <table:table-cell office:value-type="float" office:value="267.375">
            <text:p>267.375</text:p>
          </table:table-cell>
          <table:table-cell office:value-type="float" office:value="167.25">
            <text:p>167.25</text:p>
          </table:table-cell>
          <table:table-cell office:value-type="float" office:value="145.75">
            <text:p>145.75</text:p>
          </table:table-cell>
          <table:table-cell office:value-type="float" office:value="0.0284744408945687">
            <text:p>0.0284744409</text:p>
          </table:table-cell>
          <table:table-cell office:value-type="float" office:value="0.0123687324360302">
            <text:p>0.0123687324</text:p>
          </table:table-cell>
          <table:table-cell office:value-type="float" office:value="0.00763448745482164">
            <text:p>0.0076344875</text:p>
          </table:table-cell>
          <table:table-cell office:value-type="float" office:value="1.10124969894814">
            <text:p>1.1012496989</text:p>
          </table:table-cell>
          <table:table-cell office:value-type="float" office:value="1.04359041518857">
            <text:p>1.0435904152</text:p>
          </table:table-cell>
          <table:table-cell office:value-type="float" office:value="1.02683494547332">
            <text:p>1.0268349455</text:p>
          </table:table-cell>
          <table:table-cell office:value-type="float" office:value="24.6877364187345">
            <text:p>24.68773641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269">
            <text:p>269</text:p>
          </table:table-cell>
          <table:table-cell office:value-type="float" office:value="9306">
            <text:p>9306</text:p>
          </table:table-cell>
          <table:table-cell office:value-type="float" office:value="13445">
            <text:p>13445</text:p>
          </table:table-cell>
          <table:table-cell office:value-type="float" office:value="18386">
            <text:p>18386</text:p>
          </table:table-cell>
          <table:table-cell office:value-type="float" office:value="107.75">
            <text:p>107.75</text:p>
          </table:table-cell>
          <table:table-cell office:value-type="float" office:value="109">
            <text:p>109</text:p>
          </table:table-cell>
          <table:table-cell office:value-type="float" office:value="297.125">
            <text:p>297.125</text:p>
          </table:table-cell>
          <table:table-cell office:value-type="float" office:value="0.0115785514721685">
            <text:p>0.0115785515</text:p>
          </table:table-cell>
          <table:table-cell office:value-type="float" office:value="0.00810710301227222">
            <text:p>0.008107103</text:p>
          </table:table-cell>
          <table:table-cell office:value-type="float" office:value="0.0161603937778745">
            <text:p>0.0161603938</text:p>
          </table:table-cell>
          <table:table-cell office:value-type="float" office:value="1.04078769334681">
            <text:p>1.0407876933</text:p>
          </table:table-cell>
          <table:table-cell office:value-type="float" office:value="1.02850368177669">
            <text:p>1.0285036818</text:p>
          </table:table-cell>
          <table:table-cell office:value-type="float" office:value="1.05707324854359">
            <text:p>1.05707324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650">
            <text:p>8650</text:p>
          </table:table-cell>
          <table:table-cell office:value-type="float" office:value="13050">
            <text:p>13050</text:p>
          </table:table-cell>
          <table:table-cell office:value-type="float" office:value="18877">
            <text:p>18877</text:p>
          </table:table-cell>
          <table:table-cell office:value-type="float" office:value="56.375">
            <text:p>56.375</text:p>
          </table:table-cell>
          <table:table-cell office:value-type="float" office:value="209.25">
            <text:p>209.25</text:p>
          </table:table-cell>
          <table:table-cell office:value-type="float" office:value="395">
            <text:p>395</text:p>
          </table:table-cell>
          <table:table-cell office:value-type="float" office:value="0.00651734104046243">
            <text:p>0.006517341</text:p>
          </table:table-cell>
          <table:table-cell office:value-type="float" office:value="0.0160344827586207">
            <text:p>0.0160344828</text:p>
          </table:table-cell>
          <table:table-cell office:value-type="float" office:value="0.0209249351062139">
            <text:p>0.0209249351</text:p>
          </table:table-cell>
          <table:table-cell office:value-type="float" office:value="1.02289394608072">
            <text:p>1.0228939461</text:p>
          </table:table-cell>
          <table:table-cell office:value-type="float" office:value="1.05662461474435">
            <text:p>1.0566246147</text:p>
          </table:table-cell>
          <table:table-cell office:value-type="float" office:value="1.07409546457378">
            <text:p>1.0740954646</text:p>
          </table:table-cell>
          <table:table-cell table:number-columns-repeated="2" office:value-type="float" office:value="0">
            <text:p>0</text:p>
          </table:table-cell>
          <table:table-cell office:value-type="float" office:value="33.4707934179966">
            <text:p>33.470793418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171">
            <text:p>171</text:p>
          </table:table-cell>
          <table:table-cell office:value-type="float" office:value="121">
            <text:p>121</text:p>
          </table:table-cell>
          <table:table-cell office:value-type="float" office:value="9133">
            <text:p>9133</text:p>
          </table:table-cell>
          <table:table-cell office:value-type="float" office:value="13638">
            <text:p>13638</text:p>
          </table:table-cell>
          <table:table-cell office:value-type="float" office:value="19471">
            <text:p>19471</text:p>
          </table:table-cell>
          <table:table-cell office:value-type="float" office:value="115.5">
            <text:p>115.5</text:p>
          </table:table-cell>
          <table:table-cell office:value-type="float" office:value="314">
            <text:p>314</text:p>
          </table:table-cell>
          <table:table-cell office:value-type="float" office:value="212.5">
            <text:p>212.5</text:p>
          </table:table-cell>
          <table:table-cell office:value-type="float" office:value="0.0126464469506186">
            <text:p>0.012646447</text:p>
          </table:table-cell>
          <table:table-cell office:value-type="float" office:value="0.0230239037982109">
            <text:p>0.0230239038</text:p>
          </table:table-cell>
          <table:table-cell office:value-type="float" office:value="0.0109136664783524">
            <text:p>0.0109136665</text:p>
          </table:table-cell>
          <table:table-cell office:value-type="float" office:value="1.0445760322633">
            <text:p>1.0445760323</text:p>
          </table:table-cell>
          <table:table-cell office:value-type="float" office:value="1.08162265958011">
            <text:p>1.0816226596</text:p>
          </table:table-cell>
          <table:table-cell office:value-type="float" office:value="1.03843128458159">
            <text:p>1.0384312846</text:p>
          </table:table-cell>
          <table:table-cell office:value-type="float" office:value="0">
            <text:p>0</text:p>
          </table:table-cell>
          <table:table-cell office:value-type="float" office:value="30.450804144996">
            <text:p>30.4508041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159">
            <text:p>159</text:p>
          </table:table-cell>
          <table:table-cell table:number-columns-repeated="2" office:value-type="float" office:value="311">
            <text:p>311</text:p>
          </table:table-cell>
          <table:table-cell office:value-type="float" office:value="10076">
            <text:p>10076</text:p>
          </table:table-cell>
          <table:table-cell office:value-type="float" office:value="13726">
            <text:p>13726</text:p>
          </table:table-cell>
          <table:table-cell office:value-type="float" office:value="20070">
            <text:p>20070</text:p>
          </table:table-cell>
          <table:table-cell office:value-type="float" office:value="103.25">
            <text:p>103.25</text:p>
          </table:table-cell>
          <table:table-cell office:value-type="float" office:value="167.5">
            <text:p>167.5</text:p>
          </table:table-cell>
          <table:table-cell office:value-type="float" office:value="187.125">
            <text:p>187.125</text:p>
          </table:table-cell>
          <table:table-cell office:value-type="float" office:value="0.0102471218737594">
            <text:p>0.0102471219</text:p>
          </table:table-cell>
          <table:table-cell office:value-type="float" office:value="0.0122031181698965">
            <text:p>0.0122031182</text:p>
          </table:table-cell>
          <table:table-cell office:value-type="float" office:value="0.00932361733931241">
            <text:p>0.0093236173</text:p>
          </table:table-cell>
          <table:table-cell office:value-type="float" office:value="1.03607073343128">
            <text:p>1.0360707334</text:p>
          </table:table-cell>
          <table:table-cell office:value-type="float" office:value="1.04300278913705">
            <text:p>1.0430027891</text:p>
          </table:table-cell>
          <table:table-cell office:value-type="float" office:value="1.03280304317456">
            <text:p>1.03280304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10290">
            <text:p>10290</text:p>
          </table:table-cell>
          <table:table-cell office:value-type="float" office:value="13492">
            <text:p>13492</text:p>
          </table:table-cell>
          <table:table-cell office:value-type="float" office:value="19839">
            <text:p>19839</text:p>
          </table:table-cell>
          <table:table-cell office:value-type="float" office:value="-33.75">
            <text:p>-33.75</text:p>
          </table:table-cell>
          <table:table-cell office:value-type="float" office:value="53">
            <text:p>53</text:p>
          </table:table-cell>
          <table:table-cell office:value-type="float" office:value="472">
            <text:p>472</text:p>
          </table:table-cell>
          <table:table-cell office:value-type="float" office:value="-0.0032798833819242">
            <text:p>-0.0032798834</text:p>
          </table:table-cell>
          <table:table-cell office:value-type="float" office:value="0.00392825378001779">
            <text:p>0.0039282538</text:p>
          </table:table-cell>
          <table:table-cell office:value-type="float" office:value="0.0237915217500882">
            <text:p>0.0237915218</text:p>
          </table:table-cell>
          <table:table-cell office:value-type="float" office:value="0.988541493127863">
            <text:p>0.9885414931</text:p>
          </table:table-cell>
          <table:table-cell office:value-type="float" office:value="1.01377913333847">
            <text:p>1.0137791333</text:p>
          </table:table-cell>
          <table:table-cell office:value-type="float" office:value="1.08437975767939">
            <text:p>1.0843797577</text:p>
          </table:table-cell>
          <table:table-cell table:number-columns-repeated="2" office:value-type="float" office:value="0">
            <text:p>0</text:p>
          </table:table-cell>
          <table:table-cell office:value-type="float" office:value="29.4794250095834">
            <text:p>29.479425009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340">
            <text:p>340</text:p>
          </table:table-cell>
          <table:table-cell office:value-type="float" office:value="239">
            <text:p>239</text:p>
          </table:table-cell>
          <table:table-cell office:value-type="float" office:value="9912">
            <text:p>9912</text:p>
          </table:table-cell>
          <table:table-cell office:value-type="float" office:value="13382">
            <text:p>13382</text:p>
          </table:table-cell>
          <table:table-cell office:value-type="float" office:value="21294">
            <text:p>21294</text:p>
          </table:table-cell>
          <table:table-cell office:value-type="float" office:value="145.875">
            <text:p>145.875</text:p>
          </table:table-cell>
          <table:table-cell office:value-type="float" office:value="180.875">
            <text:p>180.875</text:p>
          </table:table-cell>
          <table:table-cell office:value-type="float" office:value="713.375">
            <text:p>713.375</text:p>
          </table:table-cell>
          <table:table-cell office:value-type="float" office:value="0.01471700968523">
            <text:p>0.0147170097</text:p>
          </table:table-cell>
          <table:table-cell office:value-type="float" office:value="0.0135162905395307">
            <text:p>0.0135162905</text:p>
          </table:table-cell>
          <table:table-cell office:value-type="float" office:value="0.033501221001221">
            <text:p>0.033501221</text:p>
          </table:table-cell>
          <table:table-cell office:value-type="float" office:value="1.05193405103149">
            <text:p>1.051934051</text:p>
          </table:table-cell>
          <table:table-cell office:value-type="float" office:value="1.04766508950386">
            <text:p>1.0476650895</text:p>
          </table:table-cell>
          <table:table-cell office:value-type="float" office:value="1.11945404384908">
            <text:p>1.1194540438</text:p>
          </table:table-cell>
          <table:table-cell table:number-columns-repeated="2" office:value-type="float" office:value="0">
            <text:p>0</text:p>
          </table:table-cell>
          <table:table-cell office:value-type="float" office:value="21.0348767275743">
            <text:p>21.034876727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363">
            <text:p>363</text:p>
          </table:table-cell>
          <table:table-cell office:value-type="float" office:value="261">
            <text:p>261</text:p>
          </table:table-cell>
          <table:table-cell office:value-type="float" office:value="10294">
            <text:p>10294</text:p>
          </table:table-cell>
          <table:table-cell office:value-type="float" office:value="13871">
            <text:p>13871</text:p>
          </table:table-cell>
          <table:table-cell office:value-type="float" office:value="21570">
            <text:p>21570</text:p>
          </table:table-cell>
          <table:table-cell office:value-type="float" office:value="155.875">
            <text:p>155.875</text:p>
          </table:table-cell>
          <table:table-cell office:value-type="float" office:value="171.125">
            <text:p>171.125</text:p>
          </table:table-cell>
          <table:table-cell office:value-type="float" office:value="857.875">
            <text:p>857.875</text:p>
          </table:table-cell>
          <table:table-cell office:value-type="float" office:value="0.0151423159121819">
            <text:p>0.0151423159</text:p>
          </table:table-cell>
          <table:table-cell office:value-type="float" office:value="0.0123368899142095">
            <text:p>0.0123368899</text:p>
          </table:table-cell>
          <table:table-cell office:value-type="float" office:value="0.0397716736207696">
            <text:p>0.0397716736</text:p>
          </table:table-cell>
          <table:table-cell office:value-type="float" office:value="1.05344751356576">
            <text:p>1.0534475136</text:p>
          </table:table-cell>
          <table:table-cell office:value-type="float" office:value="1.04347742445113">
            <text:p>1.0434774245</text:p>
          </table:table-cell>
          <table:table-cell office:value-type="float" office:value="1.14230115827698">
            <text:p>1.1423011583</text:p>
          </table:table-cell>
          <table:table-cell table:number-columns-repeated="2" office:value-type="float" office:value="0">
            <text:p>0</text:p>
          </table:table-cell>
          <table:table-cell office:value-type="float" office:value="17.7724830964878">
            <text:p>17.7724830965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281">
            <text:p>281</text:p>
          </table:table-cell>
          <table:table-cell table:number-columns-repeated="2" office:value-type="float" office:value="386">
            <text:p>386</text:p>
          </table:table-cell>
          <table:table-cell office:value-type="float" office:value="10266">
            <text:p>10266</text:p>
          </table:table-cell>
          <table:table-cell office:value-type="float" office:value="14308">
            <text:p>14308</text:p>
          </table:table-cell>
          <table:table-cell office:value-type="float" office:value="21321">
            <text:p>21321</text:p>
          </table:table-cell>
          <table:table-cell office:value-type="float" office:value="72.875">
            <text:p>72.875</text:p>
          </table:table-cell>
          <table:table-cell office:value-type="float" office:value="195.75">
            <text:p>195.75</text:p>
          </table:table-cell>
          <table:table-cell office:value-type="float" office:value="1038.125">
            <text:p>1038.125</text:p>
          </table:table-cell>
          <table:table-cell office:value-type="float" office:value="0.00709867523865186">
            <text:p>0.0070986752</text:p>
          </table:table-cell>
          <table:table-cell office:value-type="float" office:value="0.0136811573944646">
            <text:p>0.0136811574</text:p>
          </table:table-cell>
          <table:table-cell office:value-type="float" office:value="0.0486902584306552">
            <text:p>0.0486902584</text:p>
          </table:table-cell>
          <table:table-cell office:value-type="float" office:value="1.02494413006796">
            <text:p>1.0249441301</text:p>
          </table:table-cell>
          <table:table-cell office:value-type="float" office:value="1.04825091205322">
            <text:p>1.0482509121</text:p>
          </table:table-cell>
          <table:table-cell office:value-type="float" office:value="1.17506255738874">
            <text:p>1.1750625574</text:p>
          </table:table-cell>
          <table:table-cell table:number-columns-repeated="2" office:value-type="float" office:value="0">
            <text:p>0</text:p>
          </table:table-cell>
          <table:table-cell office:value-type="float" office:value="14.5796768422003">
            <text:p>14.579676842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189">
            <text:p>189</text:p>
          </table:table-cell>
          <table:table-cell table:number-columns-repeated="2" office:value-type="float" office:value="369">
            <text:p>369</text:p>
          </table:table-cell>
          <table:table-cell office:value-type="float" office:value="9880">
            <text:p>9880</text:p>
          </table:table-cell>
          <table:table-cell office:value-type="float" office:value="14056">
            <text:p>14056</text:p>
          </table:table-cell>
          <table:table-cell office:value-type="float" office:value="22035">
            <text:p>22035</text:p>
          </table:table-cell>
          <table:table-cell office:value-type="float" office:value="-1.875">
            <text:p>-1.875</text:p>
          </table:table-cell>
          <table:table-cell office:value-type="float" office:value="232.75">
            <text:p>232.75</text:p>
          </table:table-cell>
          <table:table-cell office:value-type="float" office:value="1243.125">
            <text:p>1243.125</text:p>
          </table:table-cell>
          <table:table-cell office:value-type="float" office:value="-0.000189777327935223">
            <text:p>-0.0001897773</text:p>
          </table:table-cell>
          <table:table-cell office:value-type="float" office:value="0.016558764940239">
            <text:p>0.0165587649</text:p>
          </table:table-cell>
          <table:table-cell office:value-type="float" office:value="0.0564159292035398">
            <text:p>0.0564159292</text:p>
          </table:table-cell>
          <table:table-cell office:value-type="float" office:value="0.999335849942478">
            <text:p>0.9993358499</text:p>
          </table:table-cell>
          <table:table-cell office:value-type="float" office:value="1.05849309497568">
            <text:p>1.058493095</text:p>
          </table:table-cell>
          <table:table-cell office:value-type="float" office:value="1.20369395606547">
            <text:p>1.2036939561</text:p>
          </table:table-cell>
          <table:table-cell table:number-columns-repeated="2" office:value-type="float" office:value="0">
            <text:p>0</text:p>
          </table:table-cell>
          <table:table-cell office:value-type="float" office:value="12.6297771953842">
            <text:p>12.6297771954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24">
            <text:p>224</text:p>
          </table:table-cell>
          <table:table-cell table:number-columns-repeated="2" office:value-type="float" office:value="410">
            <text:p>410</text:p>
          </table:table-cell>
          <table:table-cell office:value-type="float" office:value="9620">
            <text:p>9620</text:p>
          </table:table-cell>
          <table:table-cell office:value-type="float" office:value="14792">
            <text:p>14792</text:p>
          </table:table-cell>
          <table:table-cell office:value-type="float" office:value="24230">
            <text:p>24230</text:p>
          </table:table-cell>
          <table:table-cell office:value-type="float" office:value="126.25">
            <text:p>126.25</text:p>
          </table:table-cell>
          <table:table-cell office:value-type="float" office:value="576.625">
            <text:p>576.625</text:p>
          </table:table-cell>
          <table:table-cell office:value-type="float" office:value="1159.375">
            <text:p>1159.375</text:p>
          </table:table-cell>
          <table:table-cell office:value-type="float" office:value="0.0131237006237006">
            <text:p>0.0131237006</text:p>
          </table:table-cell>
          <table:table-cell office:value-type="float" office:value="0.0389822201189832">
            <text:p>0.0389822201</text:p>
          </table:table-cell>
          <table:table-cell office:value-type="float" office:value="0.0478487412298803">
            <text:p>0.0478487412</text:p>
          </table:table-cell>
          <table:table-cell office:value-type="float" office:value="1.04627052595835">
            <text:p>1.046270526</text:p>
          </table:table-cell>
          <table:table-cell office:value-type="float" office:value="1.13941621284783">
            <text:p>1.1394162128</text:p>
          </table:table-cell>
          <table:table-cell office:value-type="float" office:value="1.17195801829766">
            <text:p>1.1719580183</text:p>
          </table:table-cell>
          <table:table-cell office:value-type="float" office:value="0">
            <text:p>0</text:p>
          </table:table-cell>
          <table:table-cell office:value-type="float" office:value="18.1254756610916">
            <text:p>18.1254756611</text:p>
          </table:table-cell>
          <table:table-cell office:value-type="float" office:value="14.8300895012675">
            <text:p>14.830089501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248">
            <text:p>248</text:p>
          </table:table-cell>
          <table:table-cell table:number-columns-repeated="2" office:value-type="float" office:value="442">
            <text:p>442</text:p>
          </table:table-cell>
          <table:table-cell office:value-type="float" office:value="10380">
            <text:p>10380</text:p>
          </table:table-cell>
          <table:table-cell office:value-type="float" office:value="15254">
            <text:p>15254</text:p>
          </table:table-cell>
          <table:table-cell office:value-type="float" office:value="25672">
            <text:p>25672</text:p>
          </table:table-cell>
          <table:table-cell office:value-type="float" office:value="116.25">
            <text:p>116.25</text:p>
          </table:table-cell>
          <table:table-cell office:value-type="float" office:value="779.625">
            <text:p>779.625</text:p>
          </table:table-cell>
          <table:table-cell office:value-type="float" office:value="1311.375">
            <text:p>1311.375</text:p>
          </table:table-cell>
          <table:table-cell office:value-type="float" office:value="0.0111994219653179">
            <text:p>0.011199422</text:p>
          </table:table-cell>
          <table:table-cell office:value-type="float" office:value="0.0511095450373672">
            <text:p>0.051109545</text:p>
          </table:table-cell>
          <table:table-cell office:value-type="float" office:value="0.051081918043004">
            <text:p>0.051081918</text:p>
          </table:table-cell>
          <table:table-cell office:value-type="float" office:value="1.03944381390123">
            <text:p>1.0394438139</text:p>
          </table:table-cell>
          <table:table-cell office:value-type="float" office:value="1.18400329139488">
            <text:p>1.1840032914</text:p>
          </table:table-cell>
          <table:table-cell office:value-type="float" office:value="1.18390106335838">
            <text:p>1.1839010634</text:p>
          </table:table-cell>
          <table:table-cell office:value-type="float" office:value="0">
            <text:p>0</text:p>
          </table:table-cell>
          <table:table-cell office:value-type="float" office:value="13.9056852923977">
            <text:p>13.9056852924</text:p>
          </table:table-cell>
          <table:table-cell office:value-type="float" office:value="13.9130216376719">
            <text:p>13.9130216377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369">
            <text:p>369</text:p>
          </table:table-cell>
          <table:table-cell office:value-type="float" office:value="494">
            <text:p>494</text:p>
          </table:table-cell>
          <table:table-cell office:value-type="float" office:value="10576">
            <text:p>10576</text:p>
          </table:table-cell>
          <table:table-cell office:value-type="float" office:value="16027">
            <text:p>16027</text:p>
          </table:table-cell>
          <table:table-cell office:value-type="float" office:value="28005">
            <text:p>28005</text:p>
          </table:table-cell>
          <table:table-cell office:value-type="float" office:value="117">
            <text:p>117</text:p>
          </table:table-cell>
          <table:table-cell office:value-type="float" office:value="911">
            <text:p>911</text:p>
          </table:table-cell>
          <table:table-cell office:value-type="float" office:value="1447">
            <text:p>1447</text:p>
          </table:table-cell>
          <table:table-cell office:value-type="float" office:value="0.0110627836611195">
            <text:p>0.0110627837</text:p>
          </table:table-cell>
          <table:table-cell office:value-type="float" office:value="0.0568415798340301">
            <text:p>0.0568415798</text:p>
          </table:table-cell>
          <table:table-cell office:value-type="float" office:value="0.0516693447598643">
            <text:p>0.0516693448</text:p>
          </table:table-cell>
          <table:table-cell office:value-type="float" office:value="1.03895961777129">
            <text:p>1.0389596178</text:p>
          </table:table-cell>
          <table:table-cell office:value-type="float" office:value="1.20527822120724">
            <text:p>1.2052782212</text:p>
          </table:table-cell>
          <table:table-cell office:value-type="float" office:value="1.18607536018784">
            <text:p>1.1860753602</text:p>
          </table:table-cell>
          <table:table-cell office:value-type="float" office:value="0">
            <text:p>0</text:p>
          </table:table-cell>
          <table:table-cell office:value-type="float" office:value="12.5377490515011">
            <text:p>12.5377490515</text:p>
          </table:table-cell>
          <table:table-cell office:value-type="float" office:value="13.758720247369">
            <text:p>13.7587202474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table:number-columns-repeated="2" office:value-type="float" office:value="551">
            <text:p>551</text:p>
          </table:table-cell>
          <table:table-cell office:value-type="float" office:value="10465">
            <text:p>10465</text:p>
          </table:table-cell>
          <table:table-cell office:value-type="float" office:value="16920">
            <text:p>16920</text:p>
          </table:table-cell>
          <table:table-cell office:value-type="float" office:value="29330">
            <text:p>29330</text:p>
          </table:table-cell>
          <table:table-cell office:value-type="float" office:value="230">
            <text:p>230</text:p>
          </table:table-cell>
          <table:table-cell office:value-type="float" office:value="978.5">
            <text:p>978.5</text:p>
          </table:table-cell>
          <table:table-cell office:value-type="float" office:value="1643.75">
            <text:p>1643.75</text:p>
          </table:table-cell>
          <table:table-cell office:value-type="float" office:value="0.021978021978022">
            <text:p>0.021978022</text:p>
          </table:table-cell>
          <table:table-cell office:value-type="float" office:value="0.0578309692671395">
            <text:p>0.0578309693</text:p>
          </table:table-cell>
          <table:table-cell office:value-type="float" office:value="0.0560433003750426">
            <text:p>0.0560433004</text:p>
          </table:table-cell>
          <table:table-cell office:value-type="float" office:value="1.07786982248521">
            <text:p>1.0778698225</text:p>
          </table:table-cell>
          <table:table-cell office:value-type="float" office:value="1.20896345760749">
            <text:p>1.2089634576</text:p>
          </table:table-cell>
          <table:table-cell office:value-type="float" office:value="1.20230762028583">
            <text:p>1.2023076203</text:p>
          </table:table-cell>
          <table:table-cell office:value-type="float" office:value="31.883514564779">
            <text:p>31.8835145648</text:p>
          </table:table-cell>
          <table:table-cell office:value-type="float" office:value="12.3290701211499">
            <text:p>12.3290701211</text:p>
          </table:table-cell>
          <table:table-cell office:value-type="float" office:value="12.7114889938434">
            <text:p>12.711488993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430">
            <text:p>430</text:p>
          </table:table-cell>
          <table:table-cell office:value-type="float" office:value="11058">
            <text:p>11058</text:p>
          </table:table-cell>
          <table:table-cell office:value-type="float" office:value="17812">
            <text:p>17812</text:p>
          </table:table-cell>
          <table:table-cell office:value-type="float" office:value="30541">
            <text:p>30541</text:p>
          </table:table-cell>
          <table:table-cell office:value-type="float" office:value="441.25">
            <text:p>441.25</text:p>
          </table:table-cell>
          <table:table-cell office:value-type="float" office:value="883.75">
            <text:p>883.75</text:p>
          </table:table-cell>
          <table:table-cell office:value-type="float" office:value="1321.375">
            <text:p>1321.375</text:p>
          </table:table-cell>
          <table:table-cell office:value-type="float" office:value="0.0399032374751311">
            <text:p>0.0399032375</text:p>
          </table:table-cell>
          <table:table-cell office:value-type="float" office:value="0.0496154278014821">
            <text:p>0.0496154278</text:p>
          </table:table-cell>
          <table:table-cell office:value-type="float" office:value="0.0432656101633869">
            <text:p>0.0432656102</text:p>
          </table:table-cell>
          <table:table-cell office:value-type="float" office:value="1.14278217715051">
            <text:p>1.1427821772</text:p>
          </table:table-cell>
          <table:table-cell office:value-type="float" office:value="1.17847891103">
            <text:p>1.178478911</text:p>
          </table:table-cell>
          <table:table-cell office:value-type="float" office:value="1.15509858509656">
            <text:p>1.1550985851</text:p>
          </table:table-cell>
          <table:table-cell office:value-type="float" office:value="17.7150138797977">
            <text:p>17.7150138798</text:p>
          </table:table-cell>
          <table:table-cell office:value-type="float" office:value="14.3141727593091">
            <text:p>14.3141727593</text:p>
          </table:table-cell>
          <table:table-cell office:value-type="float" office:value="16.3648691577629">
            <text:p>16.3648691578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4">
            <text:p>424</text:p>
          </table:table-cell>
          <table:table-cell office:value-type="float" office:value="666">
            <text:p>666</text:p>
          </table:table-cell>
          <table:table-cell office:value-type="float" office:value="11224">
            <text:p>11224</text:p>
          </table:table-cell>
          <table:table-cell office:value-type="float" office:value="18748">
            <text:p>18748</text:p>
          </table:table-cell>
          <table:table-cell office:value-type="float" office:value="31867">
            <text:p>31867</text:p>
          </table:table-cell>
          <table:table-cell office:value-type="float" office:value="424.875">
            <text:p>424.875</text:p>
          </table:table-cell>
          <table:table-cell office:value-type="float" office:value="574.5">
            <text:p>574.5</text:p>
          </table:table-cell>
          <table:table-cell office:value-type="float" office:value="962.875">
            <text:p>962.875</text:p>
          </table:table-cell>
          <table:table-cell office:value-type="float" office:value="0.0378541518175339">
            <text:p>0.0378541518</text:p>
          </table:table-cell>
          <table:table-cell office:value-type="float" office:value="0.030643268615319">
            <text:p>0.0306432686</text:p>
          </table:table-cell>
          <table:table-cell office:value-type="float" office:value="0.0302154266168764">
            <text:p>0.0302154266</text:p>
          </table:table-cell>
          <table:table-cell office:value-type="float" office:value="1.13529808750863">
            <text:p>1.1352980875</text:p>
          </table:table-cell>
          <table:table-cell office:value-type="float" office:value="1.10909189958002">
            <text:p>1.1090918996</text:p>
          </table:table-cell>
          <table:table-cell office:value-type="float" office:value="1.10754341829012">
            <text:p>1.1075434183</text:p>
          </table:table-cell>
          <table:table-cell office:value-type="float" office:value="18.65542235902">
            <text:p>18.655422359</text:p>
          </table:table-cell>
          <table:table-cell office:value-type="float" office:value="22.9647141408712">
            <text:p>22.9647141409</text:p>
          </table:table-cell>
          <table:table-cell office:value-type="float" office:value="23.2850293599527">
            <text:p>23.28502936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722">
            <text:p>722</text:p>
          </table:table-cell>
          <table:table-cell office:value-type="float" office:value="11240">
            <text:p>11240</text:p>
          </table:table-cell>
          <table:table-cell office:value-type="float" office:value="19379">
            <text:p>19379</text:p>
          </table:table-cell>
          <table:table-cell office:value-type="float" office:value="32897">
            <text:p>32897</text:p>
          </table:table-cell>
          <table:table-cell office:value-type="float" office:value="526.75">
            <text:p>526.75</text:p>
          </table:table-cell>
          <table:table-cell office:value-type="float" office:value="1092">
            <text:p>1092</text:p>
          </table:table-cell>
          <table:table-cell office:value-type="float" office:value="482">
            <text:p>482</text:p>
          </table:table-cell>
          <table:table-cell office:value-type="float" office:value="0.0468638790035587">
            <text:p>0.046863879</text:p>
          </table:table-cell>
          <table:table-cell office:value-type="float" office:value="0.0563496568450384">
            <text:p>0.0563496568</text:p>
          </table:table-cell>
          <table:table-cell office:value-type="float" office:value="0.0146517919567134">
            <text:p>0.014651792</text:p>
          </table:table-cell>
          <table:table-cell office:value-type="float" office:value="1.16832817389677">
            <text:p>1.1683281739</text:p>
          </table:table-cell>
          <table:table-cell office:value-type="float" office:value="1.20344735525768">
            <text:p>1.2034473553</text:p>
          </table:table-cell>
          <table:table-cell office:value-type="float" office:value="1.05170203486328">
            <text:p>1.0517020349</text:p>
          </table:table-cell>
          <table:table-cell office:value-type="float" office:value="15.1345771365034">
            <text:p>15.1345771365</text:p>
          </table:table-cell>
          <table:table-cell office:value-type="float" office:value="12.6442307193878">
            <text:p>12.64423071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552">
            <text:p>552</text:p>
          </table:table-cell>
          <table:table-cell table:number-columns-repeated="2" office:value-type="float" office:value="727">
            <text:p>727</text:p>
          </table:table-cell>
          <table:table-cell office:value-type="float" office:value="11685">
            <text:p>11685</text:p>
          </table:table-cell>
          <table:table-cell office:value-type="float" office:value="20246">
            <text:p>20246</text:p>
          </table:table-cell>
          <table:table-cell office:value-type="float" office:value="35185">
            <text:p>35185</text:p>
          </table:table-cell>
          <table:table-cell office:value-type="float" office:value="605.75">
            <text:p>605.75</text:p>
          </table:table-cell>
          <table:table-cell office:value-type="float" office:value="1071.875">
            <text:p>1071.875</text:p>
          </table:table-cell>
          <table:table-cell office:value-type="float" office:value="177.75">
            <text:p>177.75</text:p>
          </table:table-cell>
          <table:table-cell office:value-type="float" office:value="0.0518399657680787">
            <text:p>0.0518399658</text:p>
          </table:table-cell>
          <table:table-cell office:value-type="float" office:value="0.0529425565543811">
            <text:p>0.0529425566</text:p>
          </table:table-cell>
          <table:table-cell office:value-type="float" office:value="0.00505186869404576">
            <text:p>0.0050518687</text:p>
          </table:table-cell>
          <table:table-cell office:value-type="float" office:value="1.18670714900791">
            <text:p>1.186707149</text:p>
          </table:table-cell>
          <table:table-cell office:value-type="float" office:value="1.19079265995758">
            <text:p>1.19079266</text:p>
          </table:table-cell>
          <table:table-cell office:value-type="float" office:value="1.01773156232867">
            <text:p>1.0177315623</text:p>
          </table:table-cell>
          <table:table-cell office:value-type="float" office:value="13.71455786918">
            <text:p>13.7145578692</text:p>
          </table:table-cell>
          <table:table-cell office:value-type="float" office:value="13.4360326237547">
            <text:p>13.4360326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749">
            <text:p>749</text:p>
          </table:table-cell>
          <table:table-cell office:value-type="float" office:value="13150">
            <text:p>13150</text:p>
          </table:table-cell>
          <table:table-cell office:value-type="float" office:value="21720">
            <text:p>21720</text:p>
          </table:table-cell>
          <table:table-cell office:value-type="float" office:value="35310">
            <text:p>35310</text:p>
          </table:table-cell>
          <table:table-cell office:value-type="float" office:value="647">
            <text:p>647</text:p>
          </table:table-cell>
          <table:table-cell office:value-type="float" office:value="926.5">
            <text:p>926.5</text:p>
          </table:table-cell>
          <table:table-cell office:value-type="float" office:value="-29.125">
            <text:p>-29.125</text:p>
          </table:table-cell>
          <table:table-cell office:value-type="float" office:value="0.0492015209125475">
            <text:p>0.0492015209</text:p>
          </table:table-cell>
          <table:table-cell office:value-type="float" office:value="0.0426565377532228">
            <text:p>0.0426565378</text:p>
          </table:table-cell>
          <table:table-cell office:value-type="float" office:value="-0.000824837156612858">
            <text:p>-0.0008248372</text:p>
          </table:table-cell>
          <table:table-cell office:value-type="float" office:value="1.17695007092773">
            <text:p>1.1769500709</text:p>
          </table:table-cell>
          <table:table-cell office:value-type="float" office:value="1.15286425935394">
            <text:p>1.1528642594</text:p>
          </table:table-cell>
          <table:table-cell office:value-type="float" office:value="0.997114403450271">
            <text:p>0.9971144035</text:p>
          </table:table-cell>
          <table:table-cell office:value-type="float" office:value="14.4317212394761">
            <text:p>14.4317212395</text:p>
          </table:table-cell>
          <table:table-cell office:value-type="float" office:value="16.5936554415752">
            <text:p>16.59365544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644">
            <text:p>644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13736">
            <text:p>13736</text:p>
          </table:table-cell>
          <table:table-cell office:value-type="float" office:value="22668">
            <text:p>22668</text:p>
          </table:table-cell>
          <table:table-cell office:value-type="float" office:value="33375">
            <text:p>33375</text:p>
          </table:table-cell>
          <table:table-cell office:value-type="float" office:value="677">
            <text:p>677</text:p>
          </table:table-cell>
          <table:table-cell office:value-type="float" office:value="687.125">
            <text:p>687.125</text:p>
          </table:table-cell>
          <table:table-cell office:value-type="float" office:value="-176.625">
            <text:p>-176.625</text:p>
          </table:table-cell>
          <table:table-cell office:value-type="float" office:value="0.049286546301689">
            <text:p>0.0492865463</text:p>
          </table:table-cell>
          <table:table-cell office:value-type="float" office:value="0.0303125551438151">
            <text:p>0.0303125551</text:p>
          </table:table-cell>
          <table:table-cell office:value-type="float" office:value="-0.00529213483146067">
            <text:p>-0.0052921348</text:p>
          </table:table-cell>
          <table:table-cell office:value-type="float" office:value="1.17726407280275">
            <text:p>1.1772640728</text:p>
          </table:table-cell>
          <table:table-cell office:value-type="float" office:value="1.10789489096207">
            <text:p>1.107894891</text:p>
          </table:table-cell>
          <table:table-cell office:value-type="float" office:value="0.981532421204393">
            <text:p>0.9815324212</text:p>
          </table:table-cell>
          <table:table-cell office:value-type="float" office:value="14.4074131514164">
            <text:p>14.4074131514</text:p>
          </table:table-cell>
          <table:table-cell office:value-type="float" office:value="23.2115182198813">
            <text:p>23.21151821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445">
            <text:p>445</text:p>
          </table:table-cell>
          <table:table-cell table:number-columns-repeated="2" office:value-type="float" office:value="578">
            <text:p>578</text:p>
          </table:table-cell>
          <table:table-cell office:value-type="float" office:value="14790">
            <text:p>14790</text:p>
          </table:table-cell>
          <table:table-cell office:value-type="float" office:value="22982">
            <text:p>22982</text:p>
          </table:table-cell>
          <table:table-cell office:value-type="float" office:value="32198">
            <text:p>32198</text:p>
          </table:table-cell>
          <table:table-cell office:value-type="float" office:value="728.5">
            <text:p>728.5</text:p>
          </table:table-cell>
          <table:table-cell office:value-type="float" office:value="281.75">
            <text:p>281.75</text:p>
          </table:table-cell>
          <table:table-cell office:value-type="float" office:value="502.125">
            <text:p>502.125</text:p>
          </table:table-cell>
          <table:table-cell office:value-type="float" office:value="0.0492562542258283">
            <text:p>0.0492562542</text:p>
          </table:table-cell>
          <table:table-cell office:value-type="float" office:value="0.0122595944652337">
            <text:p>0.0122595945</text:p>
          </table:table-cell>
          <table:table-cell office:value-type="float" office:value="0.0155949127274986">
            <text:p>0.0155949127</text:p>
          </table:table-cell>
          <table:table-cell office:value-type="float" office:value="1.1771521998079">
            <text:p>1.1771521998</text:p>
          </table:table-cell>
          <table:table-cell office:value-type="float" office:value="1.04320316403496">
            <text:p>1.043203164</text:p>
          </table:table-cell>
          <table:table-cell office:value-type="float" office:value="1.05505886910008">
            <text:p>1.0550588691</text:p>
          </table:table-cell>
          <table:table-cell office:value-type="float" office:value="14.4160637955192">
            <text:p>14.41606379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office:value-type="float" office:value="463">
            <text:p>463</text:p>
          </table:table-cell>
          <table:table-cell office:value-type="float" office:value="606">
            <text:p>606</text:p>
          </table:table-cell>
          <table:table-cell office:value-type="float" office:value="847">
            <text:p>847</text:p>
          </table:table-cell>
          <table:table-cell office:value-type="float" office:value="15460">
            <text:p>15460</text:p>
          </table:table-cell>
          <table:table-cell office:value-type="float" office:value="22080">
            <text:p>22080</text:p>
          </table:table-cell>
          <table:table-cell office:value-type="float" office:value="34271">
            <text:p>34271</text:p>
          </table:table-cell>
          <table:table-cell office:value-type="float" office:value="818.125">
            <text:p>818.125</text:p>
          </table:table-cell>
          <table:table-cell office:value-type="float" office:value="-103.75">
            <text:p>-103.75</text:p>
          </table:table-cell>
          <table:table-cell office:value-type="float" office:value="114.75">
            <text:p>114.75</text:p>
          </table:table-cell>
          <table:table-cell office:value-type="float" office:value="0.0529188227684347">
            <text:p>0.0529188228</text:p>
          </table:table-cell>
          <table:table-cell office:value-type="float" office:value="-0.00469882246376812">
            <text:p>-0.0046988225</text:p>
          </table:table-cell>
          <table:table-cell office:value-type="float" office:value="0.00334831198389309">
            <text:p>0.003348312</text:p>
          </table:table-cell>
          <table:table-cell office:value-type="float" office:value="1.19070466722379">
            <text:p>1.1907046672</text:p>
          </table:table-cell>
          <table:table-cell office:value-type="float" office:value="0.983597396084602">
            <text:p>0.9835973961</text:p>
          </table:table-cell>
          <table:table-cell office:value-type="float" office:value="1.01174106588218">
            <text:p>1.0117410659</text:p>
          </table:table-cell>
          <table:table-cell office:value-type="float" office:value="13.4419058086535">
            <text:p>13.44190580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662">
            <text:p>662</text:p>
          </table:table-cell>
          <table:table-cell office:value-type="float" office:value="920">
            <text:p>920</text:p>
          </table:table-cell>
          <table:table-cell office:value-type="float" office:value="16234">
            <text:p>16234</text:p>
          </table:table-cell>
          <table:table-cell office:value-type="float" office:value="21808">
            <text:p>21808</text:p>
          </table:table-cell>
          <table:table-cell office:value-type="float" office:value="34740">
            <text:p>34740</text:p>
          </table:table-cell>
          <table:table-cell office:value-type="float" office:value="685">
            <text:p>685</text:p>
          </table:table-cell>
          <table:table-cell office:value-type="float" office:value="-105.125">
            <text:p>-105.125</text:p>
          </table:table-cell>
          <table:table-cell office:value-type="float" office:value="-129.5">
            <text:p>-129.5</text:p>
          </table:table-cell>
          <table:table-cell office:value-type="float" office:value="0.0421953923863496">
            <text:p>0.0421953924</text:p>
          </table:table-cell>
          <table:table-cell office:value-type="float" office:value="-0.00482047872340426">
            <text:p>-0.0048204787</text:p>
          </table:table-cell>
          <table:table-cell office:value-type="float" office:value="-0.00372769142199194">
            <text:p>-0.0037276914</text:p>
          </table:table-cell>
          <table:table-cell office:value-type="float" office:value="1.15117355758395">
            <text:p>1.1511735576</text:p>
          </table:table-cell>
          <table:table-cell office:value-type="float" office:value="0.983173869017726">
            <text:p>0.983173869</text:p>
          </table:table-cell>
          <table:table-cell office:value-type="float" office:value="0.98698031556237">
            <text:p>0.9869803156</text:p>
          </table:table-cell>
          <table:table-cell office:value-type="float" office:value="16.7712686084553">
            <text:p>16.77126860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16640">
            <text:p>16640</text:p>
          </table:table-cell>
          <table:table-cell office:value-type="float" office:value="22273">
            <text:p>22273</text:p>
          </table:table-cell>
          <table:table-cell office:value-type="float" office:value="32497">
            <text:p>32497</text:p>
          </table:table-cell>
          <table:table-cell office:value-type="float" office:value="-101.375">
            <text:p>-101.375</text:p>
          </table:table-cell>
          <table:table-cell office:value-type="float" office:value="-124.875">
            <text:p>-124.875</text:p>
          </table:table-cell>
          <table:table-cell office:value-type="float" office:value="-243.5">
            <text:p>-243.5</text:p>
          </table:table-cell>
          <table:table-cell office:value-type="float" office:value="-0.00609224759615385">
            <text:p>-0.0060922476</text:p>
          </table:table-cell>
          <table:table-cell office:value-type="float" office:value="-0.00560656400125713">
            <text:p>-0.005606564</text:p>
          </table:table-cell>
          <table:table-cell office:value-type="float" office:value="-0.0074929993537865">
            <text:p>-0.0074929994</text:p>
          </table:table-cell>
          <table:table-cell office:value-type="float" office:value="0.978749879755776">
            <text:p>0.9787498798</text:p>
          </table:table-cell>
          <table:table-cell office:value-type="float" office:value="0.980438635773004">
            <text:p>0.9804386358</text:p>
          </table:table-cell>
          <table:table-cell office:value-type="float" office:value="0.973884546538806">
            <text:p>0.97388454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16852">
            <text:p>16852</text:p>
          </table:table-cell>
          <table:table-cell office:value-type="float" office:value="22846">
            <text:p>22846</text:p>
          </table:table-cell>
          <table:table-cell office:value-type="float" office:value="31941">
            <text:p>31941</text:p>
          </table:table-cell>
          <table:table-cell office:value-type="float" office:value="-84.75">
            <text:p>-84.75</text:p>
          </table:table-cell>
          <table:table-cell office:value-type="float" office:value="-121.5">
            <text:p>-121.5</text:p>
          </table:table-cell>
          <table:table-cell office:value-type="float" office:value="-134.5">
            <text:p>-134.5</text:p>
          </table:table-cell>
          <table:table-cell office:value-type="float" office:value="-0.00502907666745787">
            <text:p>-0.0050290767</text:p>
          </table:table-cell>
          <table:table-cell office:value-type="float" office:value="-0.00531821763109516">
            <text:p>-0.0053182176</text:p>
          </table:table-cell>
          <table:table-cell office:value-type="float" office:value="-0.00421088882627344">
            <text:p>-0.0042108888</text:p>
          </table:table-cell>
          <table:table-cell office:value-type="float" office:value="0.982447803223667">
            <text:p>0.9824478032</text:p>
          </table:table-cell>
          <table:table-cell office:value-type="float" office:value="0.981441673831159">
            <text:p>0.9814416738</text:p>
          </table:table-cell>
          <table:table-cell office:value-type="float" office:value="0.985296643014069">
            <text:p>0.9852966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6340">
            <text:p>16340</text:p>
          </table:table-cell>
          <table:table-cell office:value-type="float" office:value="23578">
            <text:p>23578</text:p>
          </table:table-cell>
          <table:table-cell office:value-type="float" office:value="34075">
            <text:p>34075</text:p>
          </table:table-cell>
          <table:table-cell office:value-type="float" office:value="-66.375">
            <text:p>-66.375</text:p>
          </table:table-cell>
          <table:table-cell office:value-type="float" office:value="29.5">
            <text:p>29.5</text:p>
          </table:table-cell>
          <table:table-cell office:value-type="float" office:value="38.75">
            <text:p>38.75</text:p>
          </table:table-cell>
          <table:table-cell office:value-type="float" office:value="-0.00406211750305998">
            <text:p>-0.0040621175</text:p>
          </table:table-cell>
          <table:table-cell office:value-type="float" office:value="0.00125116634150479">
            <text:p>0.0012511663</text:p>
          </table:table-cell>
          <table:table-cell office:value-type="float" office:value="0.00113719735876742">
            <text:p>0.0011371974</text:p>
          </table:table-cell>
          <table:table-cell office:value-type="float" office:value="0.985814930304563">
            <text:p>0.9858149303</text:p>
          </table:table-cell>
          <table:table-cell office:value-type="float" office:value="1.00438215041301">
            <text:p>1.0043821504</text:p>
          </table:table-cell>
          <table:table-cell office:value-type="float" office:value="1.00398272546264">
            <text:p>1.00398272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6090">
            <text:p>16090</text:p>
          </table:table-cell>
          <table:table-cell office:value-type="float" office:value="23964">
            <text:p>23964</text:p>
          </table:table-cell>
          <table:table-cell office:value-type="float" office:value="34343">
            <text:p>34343</text:p>
          </table:table-cell>
          <table:table-cell office:value-type="float" office:value="-75.25">
            <text:p>-75.25</text:p>
          </table:table-cell>
          <table:table-cell office:value-type="float" office:value="-126.625">
            <text:p>-126.625</text:p>
          </table:table-cell>
          <table:table-cell office:value-type="float" office:value="-496.875">
            <text:p>-496.875</text:p>
          </table:table-cell>
          <table:table-cell office:value-type="float" office:value="-0.00467681789931635">
            <text:p>-0.0046768179</text:p>
          </table:table-cell>
          <table:table-cell office:value-type="float" office:value="-0.00528396761809381">
            <text:p>-0.0052839676</text:p>
          </table:table-cell>
          <table:table-cell office:value-type="float" office:value="-0.0144680138601753">
            <text:p>-0.0144680139</text:p>
          </table:table-cell>
          <table:table-cell office:value-type="float" office:value="0.983674007698693">
            <text:p>0.9836740077</text:p>
          </table:table-cell>
          <table:table-cell office:value-type="float" office:value="0.981560837151698">
            <text:p>0.9815608372</text:p>
          </table:table-cell>
          <table:table-cell office:value-type="float" office:value="0.949772225402501">
            <text:p>0.94977222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713">
            <text:p>713</text:p>
          </table:table-cell>
          <table:table-cell office:value-type="float" office:value="1033">
            <text:p>1033</text:p>
          </table:table-cell>
          <table:table-cell office:value-type="float" office:value="16195">
            <text:p>16195</text:p>
          </table:table-cell>
          <table:table-cell office:value-type="float" office:value="22440">
            <text:p>22440</text:p>
          </table:table-cell>
          <table:table-cell office:value-type="float" office:value="32351">
            <text:p>32351</text:p>
          </table:table-cell>
          <table:table-cell office:value-type="float" office:value="-115.5">
            <text:p>-115.5</text:p>
          </table:table-cell>
          <table:table-cell office:value-type="float" office:value="-797.125">
            <text:p>-797.125</text:p>
          </table:table-cell>
          <table:table-cell office:value-type="float" office:value="-1112.125">
            <text:p>-1112.125</text:p>
          </table:table-cell>
          <table:table-cell office:value-type="float" office:value="-0.00713183081197901">
            <text:p>-0.0071318308</text:p>
          </table:table-cell>
          <table:table-cell office:value-type="float" office:value="-0.035522504456328">
            <text:p>-0.0355225045</text:p>
          </table:table-cell>
          <table:table-cell office:value-type="float" office:value="-0.034376835337393">
            <text:p>-0.0343768353</text:p>
          </table:table-cell>
          <table:table-cell office:value-type="float" office:value="0.975138283659106">
            <text:p>0.9751382837</text:p>
          </table:table-cell>
          <table:table-cell office:value-type="float" office:value="0.878144457115638">
            <text:p>0.8781444571</text:p>
          </table:table-cell>
          <table:table-cell office:value-type="float" office:value="0.881997339262441">
            <text:p>0.8819973393</text:p>
          </table:table-cell>
          <table:table-cell office:value-type="float" office:value="0">
            <text:p>0</text:p>
          </table:table-cell>
          <table:table-cell office:value-type="float" office:value="-19.1642401741687">
            <text:p>-19.1642401742</text:p>
          </table:table-cell>
          <table:table-cell office:value-type="float" office:value="-19.8146109031874">
            <text:p>-19.8146109032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727">
            <text:p>727</text:p>
          </table:table-cell>
          <table:table-cell office:value-type="float" office:value="16660">
            <text:p>16660</text:p>
          </table:table-cell>
          <table:table-cell office:value-type="float" office:value="22008">
            <text:p>22008</text:p>
          </table:table-cell>
          <table:table-cell office:value-type="float" office:value="30920">
            <text:p>30920</text:p>
          </table:table-cell>
          <table:table-cell office:value-type="float" office:value="-29.125">
            <text:p>-29.125</text:p>
          </table:table-cell>
          <table:table-cell office:value-type="float" office:value="-1189">
            <text:p>-1189</text:p>
          </table:table-cell>
          <table:table-cell office:value-type="float" office:value="-171.25">
            <text:p>-171.25</text:p>
          </table:table-cell>
          <table:table-cell office:value-type="float" office:value="-0.00174819927971188">
            <text:p>-0.0017481993</text:p>
          </table:table-cell>
          <table:table-cell office:value-type="float" office:value="-0.0540258087968012">
            <text:p>-0.0540258088</text:p>
          </table:table-cell>
          <table:table-cell office:value-type="float" office:value="-0.00553848641655886">
            <text:p>-0.0055384864</text:p>
          </table:table-cell>
          <table:table-cell office:value-type="float" office:value="0.993887292674423">
            <text:p>0.9938872927</text:p>
          </table:table-cell>
          <table:table-cell office:value-type="float" office:value="0.816630493722847">
            <text:p>0.8166304937</text:p>
          </table:table-cell>
          <table:table-cell office:value-type="float" office:value="0.980675420212345">
            <text:p>0.9806754202</text:p>
          </table:table-cell>
          <table:table-cell office:value-type="float" office:value="0">
            <text:p>0</text:p>
          </table:table-cell>
          <table:table-cell office:value-type="float" office:value="-12.48014541411">
            <text:p>-12.48014541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9">
            <text:p>549</text:p>
          </table:table-cell>
          <table:table-cell office:value-type="float" office:value="1105">
            <text:p>1105</text:p>
          </table:table-cell>
          <table:table-cell office:value-type="float" office:value="15959">
            <text:p>15959</text:p>
          </table:table-cell>
          <table:table-cell office:value-type="float" office:value="22251">
            <text:p>22251</text:p>
          </table:table-cell>
          <table:table-cell office:value-type="float" office:value="33210">
            <text:p>33210</text:p>
          </table:table-cell>
          <table:table-cell office:value-type="float" office:value="-66.875">
            <text:p>-66.875</text:p>
          </table:table-cell>
          <table:table-cell office:value-type="float" office:value="-1200.25">
            <text:p>-1200.25</text:p>
          </table:table-cell>
          <table:table-cell office:value-type="float" office:value="78.75">
            <text:p>78.75</text:p>
          </table:table-cell>
          <table:table-cell office:value-type="float" office:value="-0.00419042546525472">
            <text:p>-0.0041904255</text:p>
          </table:table-cell>
          <table:table-cell office:value-type="float" office:value="-0.0539413958923194">
            <text:p>-0.0539413959</text:p>
          </table:table-cell>
          <table:table-cell office:value-type="float" office:value="0.00237127371273713">
            <text:p>0.0023712737</text:p>
          </table:table-cell>
          <table:table-cell office:value-type="float" office:value="0.985367927816145">
            <text:p>0.9853679278</text:p>
          </table:table-cell>
          <table:table-cell office:value-type="float" office:value="0.816908075790873">
            <text:p>0.8169080758</text:p>
          </table:table-cell>
          <table:table-cell office:value-type="float" office:value="1.00831047895506">
            <text:p>1.008310479</text:p>
          </table:table-cell>
          <table:table-cell office:value-type="float" office:value="0">
            <text:p>0</text:p>
          </table:table-cell>
          <table:table-cell office:value-type="float" office:value="-12.5002281234689">
            <text:p>-12.50022812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1154">
            <text:p>1154</text:p>
          </table:table-cell>
          <table:table-cell office:value-type="float" office:value="584">
            <text:p>584</text:p>
          </table:table-cell>
          <table:table-cell office:value-type="float" office:value="1154">
            <text:p>1154</text:p>
          </table:table-cell>
          <table:table-cell office:value-type="float" office:value="14596">
            <text:p>14596</text:p>
          </table:table-cell>
          <table:table-cell office:value-type="float" office:value="20492">
            <text:p>20492</text:p>
          </table:table-cell>
          <table:table-cell office:value-type="float" office:value="33670">
            <text:p>33670</text:p>
          </table:table-cell>
          <table:table-cell office:value-type="float" office:value="-1005.125">
            <text:p>-1005.125</text:p>
          </table:table-cell>
          <table:table-cell office:value-type="float" office:value="-63.75">
            <text:p>-63.75</text:p>
          </table:table-cell>
          <table:table-cell office:value-type="float" office:value="-465.75">
            <text:p>-465.75</text:p>
          </table:table-cell>
          <table:table-cell office:value-type="float" office:value="-0.0688630446697725">
            <text:p>-0.0688630447</text:p>
          </table:table-cell>
          <table:table-cell office:value-type="float" office:value="-0.00311097013468671">
            <text:p>-0.0031109701</text:p>
          </table:table-cell>
          <table:table-cell office:value-type="float" office:value="-0.0138327888327888">
            <text:p>-0.0138327888</text:p>
          </table:table-cell>
          <table:table-cell office:value-type="float" office:value="0.768273896741331">
            <text:p>0.7682738967</text:p>
          </table:table-cell>
          <table:table-cell office:value-type="float" office:value="0.989130573673547">
            <text:p>0.9891305737</text:p>
          </table:table-cell>
          <table:table-cell office:value-type="float" office:value="0.951960277337148">
            <text:p>0.9519602773</text:p>
          </table:table-cell>
          <table:table-cell office:value-type="float" office:value="-9.71489558307307">
            <text:p>-9.71489558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9">
            <text:p>579</text:p>
          </table:table-cell>
          <table:table-cell office:value-type="float" office:value="1163">
            <text:p>1163</text:p>
          </table:table-cell>
          <table:table-cell office:value-type="float" office:value="12130">
            <text:p>12130</text:p>
          </table:table-cell>
          <table:table-cell office:value-type="float" office:value="20388">
            <text:p>20388</text:p>
          </table:table-cell>
          <table:table-cell office:value-type="float" office:value="30708">
            <text:p>30708</text:p>
          </table:table-cell>
          <table:table-cell office:value-type="float" office:value="-764.625">
            <text:p>-764.625</text:p>
          </table:table-cell>
          <table:table-cell office:value-type="float" office:value="-109.875">
            <text:p>-109.875</text:p>
          </table:table-cell>
          <table:table-cell office:value-type="float" office:value="-1076.375">
            <text:p>-1076.375</text:p>
          </table:table-cell>
          <table:table-cell office:value-type="float" office:value="-0.0630358615004122">
            <text:p>-0.0630358615</text:p>
          </table:table-cell>
          <table:table-cell office:value-type="float" office:value="-0.00538919952913479">
            <text:p>-0.0053891995</text:p>
          </table:table-cell>
          <table:table-cell office:value-type="float" office:value="-0.035051940862316">
            <text:p>-0.0350519409</text:p>
          </table:table-cell>
          <table:table-cell office:value-type="float" office:value="0.787162583625352">
            <text:p>0.7871625836</text:p>
          </table:table-cell>
          <table:table-cell office:value-type="float" office:value="0.981194726852295">
            <text:p>0.9811947269</text:p>
          </table:table-cell>
          <table:table-cell office:value-type="float" office:value="0.879726338555996">
            <text:p>0.8797263386</text:p>
          </table:table-cell>
          <table:table-cell office:value-type="float" office:value="-10.6457426594344">
            <text:p>-10.6457426594</text:p>
          </table:table-cell>
          <table:table-cell office:value-type="float" office:value="0">
            <text:p>0</text:p>
          </table:table-cell>
          <table:table-cell office:value-type="float" office:value="-19.4262242190706">
            <text:p>-19.4262242191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10777">
            <text:p>10777</text:p>
          </table:table-cell>
          <table:table-cell office:value-type="float" office:value="19412">
            <text:p>19412</text:p>
          </table:table-cell>
          <table:table-cell office:value-type="float" office:value="30487">
            <text:p>30487</text:p>
          </table:table-cell>
          <table:table-cell office:value-type="float" office:value="-730.375">
            <text:p>-730.375</text:p>
          </table:table-cell>
          <table:table-cell office:value-type="float" office:value="-1333.375">
            <text:p>-1333.375</text:p>
          </table:table-cell>
          <table:table-cell office:value-type="float" office:value="-30.75">
            <text:p>-30.75</text:p>
          </table:table-cell>
          <table:table-cell office:value-type="float" office:value="-0.067771643314466">
            <text:p>-0.0677716433</text:p>
          </table:table-cell>
          <table:table-cell office:value-type="float" office:value="-0.068688182567484">
            <text:p>-0.0686881826</text:p>
          </table:table-cell>
          <table:table-cell office:value-type="float" office:value="-0.00100862662774297">
            <text:p>-0.0010086266</text:p>
          </table:table-cell>
          <table:table-cell office:value-type="float" office:value="0.771801519848954">
            <text:p>0.7718015198</text:p>
          </table:table-cell>
          <table:table-cell office:value-type="float" office:value="0.768838771205677">
            <text:p>0.7688387712</text:p>
          </table:table-cell>
          <table:table-cell office:value-type="float" office:value="0.996471800765141">
            <text:p>0.9964718008</text:p>
          </table:table-cell>
          <table:table-cell office:value-type="float" office:value="-9.87706050519463">
            <text:p>-9.8770605052</text:p>
          </table:table-cell>
          <table:table-cell office:value-type="float" office:value="-9.74053077983993">
            <text:p>-9.74053077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887">
            <text:p>887</text:p>
          </table:table-cell>
          <table:table-cell office:value-type="float" office:value="1261">
            <text:p>1261</text:p>
          </table:table-cell>
          <table:table-cell office:value-type="float" office:value="11556">
            <text:p>11556</text:p>
          </table:table-cell>
          <table:table-cell office:value-type="float" office:value="20194">
            <text:p>20194</text:p>
          </table:table-cell>
          <table:table-cell office:value-type="float" office:value="32323">
            <text:p>32323</text:p>
          </table:table-cell>
          <table:table-cell office:value-type="float" office:value="-807.5">
            <text:p>-807.5</text:p>
          </table:table-cell>
          <table:table-cell office:value-type="float" office:value="-1112.25">
            <text:p>-1112.25</text:p>
          </table:table-cell>
          <table:table-cell office:value-type="float" office:value="58.5">
            <text:p>58.5</text:p>
          </table:table-cell>
          <table:table-cell office:value-type="float" office:value="-0.069877120110765">
            <text:p>-0.0698771201</text:p>
          </table:table-cell>
          <table:table-cell office:value-type="float" office:value="-0.0550782410617015">
            <text:p>-0.0550782411</text:p>
          </table:table-cell>
          <table:table-cell office:value-type="float" office:value="0.00180985675834545">
            <text:p>0.0018098568</text:p>
          </table:table-cell>
          <table:table-cell office:value-type="float" office:value="0.765000390965672">
            <text:p>0.765000391</text:p>
          </table:table-cell>
          <table:table-cell office:value-type="float" office:value="0.813172037055409">
            <text:p>0.8131720371</text:p>
          </table:table-cell>
          <table:table-cell office:value-type="float" office:value="1.00634091879392">
            <text:p>1.0063409188</text:p>
          </table:table-cell>
          <table:table-cell office:value-type="float" office:value="-9.56875812434389">
            <text:p>-9.5687581243</text:p>
          </table:table-cell>
          <table:table-cell office:value-type="float" office:value="-12.2349275256255">
            <text:p>-12.23492752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10868">
            <text:p>10868</text:p>
          </table:table-cell>
          <table:table-cell office:value-type="float" office:value="18636">
            <text:p>18636</text:p>
          </table:table-cell>
          <table:table-cell office:value-type="float" office:value="32321">
            <text:p>32321</text:p>
          </table:table-cell>
          <table:table-cell office:value-type="float" office:value="-410.5">
            <text:p>-410.5</text:p>
          </table:table-cell>
          <table:table-cell office:value-type="float" office:value="-280.625">
            <text:p>-280.625</text:p>
          </table:table-cell>
          <table:table-cell office:value-type="float" office:value="-448">
            <text:p>-448</text:p>
          </table:table-cell>
          <table:table-cell office:value-type="float" office:value="-0.0377714390872286">
            <text:p>-0.0377714391</text:p>
          </table:table-cell>
          <table:table-cell office:value-type="float" office:value="-0.0150582206482078">
            <text:p>-0.0150582206</text:p>
          </table:table-cell>
          <table:table-cell office:value-type="float" office:value="-0.0138609572723616">
            <text:p>-0.0138609573</text:p>
          </table:table-cell>
          <table:table-cell office:value-type="float" office:value="0.870596259151712">
            <text:p>0.8705962592</text:p>
          </table:table-cell>
          <table:table-cell office:value-type="float" office:value="0.947740657749089">
            <text:p>0.9477406577</text:p>
          </table:table-cell>
          <table:table-cell office:value-type="float" office:value="0.951863216774287">
            <text:p>0.9518632168</text:p>
          </table:table-cell>
          <table:table-cell office:value-type="float" office:value="-18.002295140864">
            <text:p>-18.00229514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0659">
            <text:p>10659</text:p>
          </table:table-cell>
          <table:table-cell office:value-type="float" office:value="17313">
            <text:p>17313</text:p>
          </table:table-cell>
          <table:table-cell office:value-type="float" office:value="30002">
            <text:p>30002</text:p>
          </table:table-cell>
          <table:table-cell office:value-type="float" office:value="-91.25">
            <text:p>-91.25</text:p>
          </table:table-cell>
          <table:table-cell office:value-type="float" office:value="-600.875">
            <text:p>-600.875</text:p>
          </table:table-cell>
          <table:table-cell office:value-type="float" office:value="-1064.25">
            <text:p>-1064.25</text:p>
          </table:table-cell>
          <table:table-cell office:value-type="float" office:value="-0.00856084060418426">
            <text:p>-0.0085608406</text:p>
          </table:table-cell>
          <table:table-cell office:value-type="float" office:value="-0.0347065788713683">
            <text:p>-0.0347065789</text:p>
          </table:table-cell>
          <table:table-cell office:value-type="float" office:value="-0.0354726351576562">
            <text:p>-0.0354726352</text:p>
          </table:table-cell>
          <table:table-cell office:value-type="float" office:value="0.970180702349382">
            <text:p>0.9701807023</text:p>
          </table:table-cell>
          <table:table-cell office:value-type="float" office:value="0.880887885319442">
            <text:p>0.8808878853</text:p>
          </table:table-cell>
          <table:table-cell office:value-type="float" office:value="0.878312060324459">
            <text:p>0.8783120603</text:p>
          </table:table-cell>
          <table:table-cell office:value-type="float" office:value="0">
            <text:p>0</text:p>
          </table:table-cell>
          <table:table-cell office:value-type="float" office:value="-19.623022698083">
            <text:p>-19.6230226981</text:p>
          </table:table-cell>
          <table:table-cell office:value-type="float" office:value="-19.1916754271113">
            <text:p>-19.1916754271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234">
            <text:p>1234</text:p>
          </table:table-cell>
          <table:table-cell office:value-type="float" office:value="9968">
            <text:p>9968</text:p>
          </table:table-cell>
          <table:table-cell office:value-type="float" office:value="16739">
            <text:p>16739</text:p>
          </table:table-cell>
          <table:table-cell office:value-type="float" office:value="29342">
            <text:p>29342</text:p>
          </table:table-cell>
          <table:table-cell office:value-type="float" office:value="-741.125">
            <text:p>-741.125</text:p>
          </table:table-cell>
          <table:table-cell office:value-type="float" office:value="-1320.375">
            <text:p>-1320.375</text:p>
          </table:table-cell>
          <table:table-cell office:value-type="float" office:value="-1530.625">
            <text:p>-1530.625</text:p>
          </table:table-cell>
          <table:table-cell office:value-type="float" office:value="-0.0743504213483146">
            <text:p>-0.0743504213</text:p>
          </table:table-cell>
          <table:table-cell office:value-type="float" office:value="-0.0788801601051437">
            <text:p>-0.0788801601</text:p>
          </table:table-cell>
          <table:table-cell office:value-type="float" office:value="-0.0521649853452389">
            <text:p>-0.0521649853</text:p>
          </table:table-cell>
          <table:table-cell office:value-type="float" office:value="0.750608376184056">
            <text:p>0.7506083762</text:p>
          </table:table-cell>
          <table:table-cell office:value-type="float" office:value="0.736114715762095">
            <text:p>0.7361147158</text:p>
          </table:table-cell>
          <table:table-cell office:value-type="float" office:value="0.822756075255959">
            <text:p>0.8227560753</text:p>
          </table:table-cell>
          <table:table-cell office:value-type="float" office:value="-8.97167099274651">
            <text:p>-8.9716709927</text:p>
          </table:table-cell>
          <table:table-cell office:value-type="float" office:value="-8.43602590029813">
            <text:p>-8.4360259003</text:p>
          </table:table-cell>
          <table:table-cell office:value-type="float" office:value="-12.9379266114668">
            <text:p>-12.9379266115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9152">
            <text:p>9152</text:p>
          </table:table-cell>
          <table:table-cell office:value-type="float" office:value="16276">
            <text:p>16276</text:p>
          </table:table-cell>
          <table:table-cell office:value-type="float" office:value="29293">
            <text:p>29293</text:p>
          </table:table-cell>
          <table:table-cell office:value-type="float" office:value="-832.5">
            <text:p>-832.5</text:p>
          </table:table-cell>
          <table:table-cell office:value-type="float" office:value="-1027.625">
            <text:p>-1027.625</text:p>
          </table:table-cell>
          <table:table-cell office:value-type="float" office:value="-1823.125">
            <text:p>-1823.125</text:p>
          </table:table-cell>
          <table:table-cell office:value-type="float" office:value="-0.0909637237762238">
            <text:p>-0.0909637238</text:p>
          </table:table-cell>
          <table:table-cell office:value-type="float" office:value="-0.0631374416318506">
            <text:p>-0.0631374416</text:p>
          </table:table-cell>
          <table:table-cell office:value-type="float" office:value="-0.0622375652886355">
            <text:p>-0.0622375653</text:p>
          </table:table-cell>
          <table:table-cell office:value-type="float" office:value="0.697844788907962">
            <text:p>0.6978447889</text:p>
          </table:table-cell>
          <table:table-cell office:value-type="float" office:value="0.786832173898721">
            <text:p>0.7868321739</text:p>
          </table:table-cell>
          <table:table-cell office:value-type="float" office:value="0.789760609974568">
            <text:p>0.78976061</text:p>
          </table:table-cell>
          <table:table-cell office:value-type="float" office:value="-7.26795807678214">
            <text:p>-7.2679580768</text:p>
          </table:table-cell>
          <table:table-cell office:value-type="float" office:value="-10.6280451058499">
            <text:p>-10.6280451058</text:p>
          </table:table-cell>
          <table:table-cell office:value-type="float" office:value="-10.7868340964939">
            <text:p>-10.7868340965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68">
            <text:p>468</text:p>
          </table:table-cell>
          <table:table-cell office:value-type="float" office:value="727">
            <text:p>727</text:p>
          </table:table-cell>
          <table:table-cell office:value-type="float" office:value="1136">
            <text:p>1136</text:p>
          </table:table-cell>
          <table:table-cell office:value-type="float" office:value="8752">
            <text:p>8752</text:p>
          </table:table-cell>
          <table:table-cell office:value-type="float" office:value="14586">
            <text:p>14586</text:p>
          </table:table-cell>
          <table:table-cell office:value-type="float" office:value="24790">
            <text:p>24790</text:p>
          </table:table-cell>
          <table:table-cell office:value-type="float" office:value="-510.75">
            <text:p>-510.75</text:p>
          </table:table-cell>
          <table:table-cell office:value-type="float" office:value="-59.5">
            <text:p>-59.5</text:p>
          </table:table-cell>
          <table:table-cell office:value-type="float" office:value="-1808.875">
            <text:p>-1808.875</text:p>
          </table:table-cell>
          <table:table-cell office:value-type="float" office:value="-0.0583580895795247">
            <text:p>-0.0583580896</text:p>
          </table:table-cell>
          <table:table-cell office:value-type="float" office:value="-0.00407925407925408">
            <text:p>-0.0040792541</text:p>
          </table:table-cell>
          <table:table-cell office:value-type="float" office:value="-0.0729679306171843">
            <text:p>-0.0729679306</text:p>
          </table:table-cell>
          <table:table-cell office:value-type="float" office:value="0.802421793045632">
            <text:p>0.802421793</text:p>
          </table:table-cell>
          <table:table-cell office:value-type="float" office:value="0.985755225737743">
            <text:p>0.9857552257</text:p>
          </table:table-cell>
          <table:table-cell office:value-type="float" office:value="0.755047907881021">
            <text:p>0.7550479079</text:p>
          </table:table-cell>
          <table:table-cell office:value-type="float" office:value="-11.5274357390381">
            <text:p>-11.527435739</text:p>
          </table:table-cell>
          <table:table-cell office:value-type="float" office:value="0">
            <text:p>0</text:p>
          </table:table-cell>
          <table:table-cell office:value-type="float" office:value="-9.14839032783879">
            <text:p>-9.148390327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10">
            <text:p>510</text:p>
          </table:table-cell>
          <table:table-cell office:value-type="float" office:value="771">
            <text:p>771</text:p>
          </table:table-cell>
          <table:table-cell office:value-type="float" office:value="9968">
            <text:p>9968</text:p>
          </table:table-cell>
          <table:table-cell office:value-type="float" office:value="14329">
            <text:p>14329</text:p>
          </table:table-cell>
          <table:table-cell office:value-type="float" office:value="22383">
            <text:p>22383</text:p>
          </table:table-cell>
          <table:table-cell office:value-type="float" office:value="-210">
            <text:p>-210</text:p>
          </table:table-cell>
          <table:table-cell office:value-type="float" office:value="46">
            <text:p>46</text:p>
          </table:table-cell>
          <table:table-cell office:value-type="float" office:value="124.875">
            <text:p>124.875</text:p>
          </table:table-cell>
          <table:table-cell office:value-type="float" office:value="-0.0210674157303371">
            <text:p>-0.0210674157</text:p>
          </table:table-cell>
          <table:table-cell office:value-type="float" office:value="0.00321027287319422">
            <text:p>0.0032102729</text:p>
          </table:table-cell>
          <table:table-cell office:value-type="float" office:value="0.00557901085645356">
            <text:p>0.0055790109</text:p>
          </table:table-cell>
          <table:table-cell office:value-type="float" office:value="0.927133963514708">
            <text:p>0.9271339635</text:p>
          </table:table-cell>
          <table:table-cell office:value-type="float" office:value="1.01125615452594">
            <text:p>1.0112561545</text:p>
          </table:table-cell>
          <table:table-cell office:value-type="float" office:value="1.01958754370737">
            <text:p>1.0195875437</text:p>
          </table:table-cell>
          <table:table-cell office:value-type="float" office:value="-32.5535826865259">
            <text:p>-32.55358268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216">
            <text:p>1216</text:p>
          </table:table-cell>
          <table:table-cell office:value-type="float" office:value="540">
            <text:p>540</text:p>
          </table:table-cell>
          <table:table-cell office:value-type="float" office:value="9338">
            <text:p>9338</text:p>
          </table:table-cell>
          <table:table-cell office:value-type="float" office:value="14333">
            <text:p>14333</text:p>
          </table:table-cell>
          <table:table-cell office:value-type="float" office:value="24960">
            <text:p>24960</text:p>
          </table:table-cell>
          <table:table-cell office:value-type="float" office:value="-982.875">
            <text:p>-982.875</text:p>
          </table:table-cell>
          <table:table-cell office:value-type="float" office:value="-53.625">
            <text:p>-53.625</text:p>
          </table:table-cell>
          <table:table-cell office:value-type="float" office:value="-204.75">
            <text:p>-204.75</text:p>
          </table:table-cell>
          <table:table-cell office:value-type="float" office:value="-0.105255408010281">
            <text:p>-0.105255408</text:p>
          </table:table-cell>
          <table:table-cell office:value-type="float" office:value="-0.00374136607828089">
            <text:p>-0.0037413661</text:p>
          </table:table-cell>
          <table:table-cell office:value-type="float" office:value="-0.008203125">
            <text:p>-0.008203125</text:p>
          </table:table-cell>
          <table:table-cell office:value-type="float" office:value="0.653320325758223">
            <text:p>0.6533203258</text:p>
          </table:table-cell>
          <table:table-cell office:value-type="float" office:value="0.986932654453475">
            <text:p>0.9869326545</text:p>
          </table:table-cell>
          <table:table-cell office:value-type="float" office:value="0.971420953369141">
            <text:p>0.9714209534</text:p>
          </table:table-cell>
          <table:table-cell office:value-type="float" office:value="-6.23238664630731">
            <text:p>-6.23238664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3">
            <text:p>3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577">
            <text:p>577</text:p>
          </table:table-cell>
          <table:table-cell office:value-type="float" office:value="9065">
            <text:p>9065</text:p>
          </table:table-cell>
          <table:table-cell office:value-type="float" office:value="13728">
            <text:p>13728</text:p>
          </table:table-cell>
          <table:table-cell office:value-type="float" office:value="23478">
            <text:p>23478</text:p>
          </table:table-cell>
          <table:table-cell office:value-type="float" office:value="-981">
            <text:p>-981</text:p>
          </table:table-cell>
          <table:table-cell office:value-type="float" office:value="-75">
            <text:p>-75</text:p>
          </table:table-cell>
          <table:table-cell office:value-type="float" office:value="-121.875">
            <text:p>-121.875</text:p>
          </table:table-cell>
          <table:table-cell office:value-type="float" office:value="-0.108218422504137">
            <text:p>-0.1082184225</text:p>
          </table:table-cell>
          <table:table-cell office:value-type="float" office:value="-0.00546328671328671">
            <text:p>-0.0054632867</text:p>
          </table:table-cell>
          <table:table-cell office:value-type="float" office:value="-0.00519102990033223">
            <text:p>-0.0051910299</text:p>
          </table:table-cell>
          <table:table-cell office:value-type="float" office:value="0.644189526095318">
            <text:p>0.6441895261</text:p>
          </table:table-cell>
          <table:table-cell office:value-type="float" office:value="0.980936997606851">
            <text:p>0.9809369976</text:p>
          </table:table-cell>
          <table:table-cell office:value-type="float" office:value="0.981884211060032">
            <text:p>0.9818842111</text:p>
          </table:table-cell>
          <table:table-cell office:value-type="float" office:value="-6.05188773857298">
            <text:p>-6.05188773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3">
            <text:p>3</text:p>
          </table:table-cell>
          <table:table-cell office:value-type="float" office:value="580">
            <text:p>580</text:p>
          </table:table-cell>
          <table:table-cell office:value-type="float" office:value="844">
            <text:p>844</text:p>
          </table:table-cell>
          <table:table-cell office:value-type="float" office:value="580">
            <text:p>580</text:p>
          </table:table-cell>
          <table:table-cell office:value-type="float" office:value="8752">
            <text:p>8752</text:p>
          </table:table-cell>
          <table:table-cell office:value-type="float" office:value="13719">
            <text:p>13719</text:p>
          </table:table-cell>
          <table:table-cell office:value-type="float" office:value="23712">
            <text:p>23712</text:p>
          </table:table-cell>
          <table:table-cell office:value-type="float" office:value="-510.75">
            <text:p>-510.75</text:p>
          </table:table-cell>
          <table:table-cell office:value-type="float" office:value="63.75">
            <text:p>63.75</text:p>
          </table:table-cell>
          <table:table-cell office:value-type="float" office:value="302.25">
            <text:p>302.25</text:p>
          </table:table-cell>
          <table:table-cell office:value-type="float" office:value="-0.0583580895795247">
            <text:p>-0.0583580896</text:p>
          </table:table-cell>
          <table:table-cell office:value-type="float" office:value="0.00464684014869889">
            <text:p>0.0046468401</text:p>
          </table:table-cell>
          <table:table-cell office:value-type="float" office:value="0.0127467105263158">
            <text:p>0.0127467105</text:p>
          </table:table-cell>
          <table:table-cell office:value-type="float" office:value="0.802421793045632">
            <text:p>0.802421793</text:p>
          </table:table-cell>
          <table:table-cell office:value-type="float" office:value="1.01630626304225">
            <text:p>1.016306263</text:p>
          </table:table-cell>
          <table:table-cell office:value-type="float" office:value="1.04493194495542">
            <text:p>1.044931945</text:p>
          </table:table-cell>
          <table:table-cell office:value-type="float" office:value="-11.5274357390381">
            <text:p>-11.5274357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284">
            <text:p>1284</text:p>
          </table:table-cell>
          <table:table-cell office:value-type="float" office:value="614">
            <text:p>614</text:p>
          </table:table-cell>
          <table:table-cell office:value-type="float" office:value="9163">
            <text:p>9163</text:p>
          </table:table-cell>
          <table:table-cell office:value-type="float" office:value="14234">
            <text:p>14234</text:p>
          </table:table-cell>
          <table:table-cell office:value-type="float" office:value="24297">
            <text:p>24297</text:p>
          </table:table-cell>
          <table:table-cell office:value-type="float" office:value="-301.375">
            <text:p>-301.375</text:p>
          </table:table-cell>
          <table:table-cell office:value-type="float" office:value="140.25">
            <text:p>140.25</text:p>
          </table:table-cell>
          <table:table-cell office:value-type="float" office:value="419.25">
            <text:p>419.25</text:p>
          </table:table-cell>
          <table:table-cell office:value-type="float" office:value="-0.0328904288988323">
            <text:p>-0.0328904289</text:p>
          </table:table-cell>
          <table:table-cell office:value-type="float" office:value="0.0098531684698609">
            <text:p>0.0098531685</text:p>
          </table:table-cell>
          <table:table-cell office:value-type="float" office:value="0.0172552166934189">
            <text:p>0.0172552167</text:p>
          </table:table-cell>
          <table:table-cell office:value-type="float" office:value="0.887003788267859">
            <text:p>0.8870037883</text:p>
          </table:table-cell>
          <table:table-cell office:value-type="float" office:value="1.03467637610515">
            <text:p>1.0346763761</text:p>
          </table:table-cell>
          <table:table-cell office:value-type="float" office:value="1.06097683373311">
            <text:p>1.0609768337</text:p>
          </table:table-cell>
          <table:table-cell office:value-type="float" office:value="-20.7259289026205">
            <text:p>-20.72592890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72">
            <text:p>572</text:p>
          </table:table-cell>
          <table:table-cell office:value-type="float" office:value="835">
            <text:p>835</text:p>
          </table:table-cell>
          <table:table-cell office:value-type="float" office:value="8535">
            <text:p>8535</text:p>
          </table:table-cell>
          <table:table-cell office:value-type="float" office:value="13656">
            <text:p>13656</text:p>
          </table:table-cell>
          <table:table-cell office:value-type="float" office:value="22464">
            <text:p>22464</text:p>
          </table:table-cell>
          <table:table-cell office:value-type="float" office:value="-196.875">
            <text:p>-196.875</text:p>
          </table:table-cell>
          <table:table-cell office:value-type="float" office:value="-315">
            <text:p>-315</text:p>
          </table:table-cell>
          <table:table-cell office:value-type="float" office:value="-67.5">
            <text:p>-67.5</text:p>
          </table:table-cell>
          <table:table-cell table:number-columns-repeated="2" office:value-type="float" office:value="-0.023066783831283">
            <text:p>-0.0230667838</text:p>
          </table:table-cell>
          <table:table-cell office:value-type="float" office:value="-0.00300480769230769">
            <text:p>-0.0030048077</text:p>
          </table:table-cell>
          <table:table-cell table:number-columns-repeated="2" office:value-type="float" office:value="0.920309126562495">
            <text:p>0.9203091266</text:p>
          </table:table-cell>
          <table:table-cell office:value-type="float" office:value="0.989500869660688">
            <text:p>0.9895008697</text:p>
          </table:table-cell>
          <table:table-cell table:number-columns-repeated="2" office:value-type="float" office:value="-29.7016590525291">
            <text:p>-29.70165905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3">
            <text:p>3</text:p>
          </table:table-cell>
          <table:table-cell office:value-type="float" office:value="561">
            <text:p>561</text:p>
          </table:table-cell>
          <table:table-cell table:number-columns-repeated="2" office:value-type="float" office:value="1224">
            <text:p>1224</text:p>
          </table:table-cell>
          <table:table-cell office:value-type="float" office:value="7725">
            <text:p>7725</text:p>
          </table:table-cell>
          <table:table-cell office:value-type="float" office:value="12950">
            <text:p>12950</text:p>
          </table:table-cell>
          <table:table-cell office:value-type="float" office:value="21978">
            <text:p>21978</text:p>
          </table:table-cell>
          <table:table-cell office:value-type="float" office:value="-140.625">
            <text:p>-140.625</text:p>
          </table:table-cell>
          <table:table-cell office:value-type="float" office:value="-55">
            <text:p>-55</text:p>
          </table:table-cell>
          <table:table-cell office:value-type="float" office:value="92.25">
            <text:p>92.25</text:p>
          </table:table-cell>
          <table:table-cell office:value-type="float" office:value="-0.0182038834951456">
            <text:p>-0.0182038835</text:p>
          </table:table-cell>
          <table:table-cell office:value-type="float" office:value="-0.00424710424710425">
            <text:p>-0.0042471042</text:p>
          </table:table-cell>
          <table:table-cell office:value-type="float" office:value="0.0041973791973792">
            <text:p>0.0041973792</text:p>
          </table:table-cell>
          <table:table-cell office:value-type="float" office:value="0.936935915260628">
            <text:p>0.9369359153</text:p>
          </table:table-cell>
          <table:table-cell office:value-type="float" office:value="0.985170489408327">
            <text:p>0.9851704894</text:p>
          </table:table-cell>
          <table:table-cell office:value-type="float" office:value="1.0147253584554">
            <text:p>1.01472535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3">
            <text:p>3</text:p>
          </table:table-cell>
          <table:table-cell office:value-type="float" office:value="570">
            <text:p>570</text:p>
          </table:table-cell>
          <table:table-cell office:value-type="float" office:value="829">
            <text:p>829</text:p>
          </table:table-cell>
          <table:table-cell office:value-type="float" office:value="570">
            <text:p>570</text:p>
          </table:table-cell>
          <table:table-cell office:value-type="float" office:value="8100">
            <text:p>8100</text:p>
          </table:table-cell>
          <table:table-cell office:value-type="float" office:value="14160">
            <text:p>14160</text:p>
          </table:table-cell>
          <table:table-cell office:value-type="float" office:value="24297">
            <text:p>24297</text:p>
          </table:table-cell>
          <table:table-cell office:value-type="float" office:value="-46.875">
            <text:p>-46.875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-0.00578703703703704">
            <text:p>-0.005787037</text:p>
          </table:table-cell>
          <table:table-cell office:value-type="float" office:value="0.00353107344632768">
            <text:p>0.0035310734</text:p>
          </table:table-cell>
          <table:table-cell office:value-type="float" office:value="0.00321027287319422">
            <text:p>0.0032102729</text:p>
          </table:table-cell>
          <table:table-cell office:value-type="float" office:value="0.9798110103738">
            <text:p>0.9798110104</text:p>
          </table:table-cell>
          <table:table-cell office:value-type="float" office:value="1.01238319528233">
            <text:p>1.0123831953</text:p>
          </table:table-cell>
          <table:table-cell office:value-type="float" office:value="1.01125615452594">
            <text:p>1.01125615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640">
            <text:p>640</text:p>
          </table:table-cell>
          <table:table-cell office:value-type="float" office:value="8880">
            <text:p>8880</text:p>
          </table:table-cell>
          <table:table-cell office:value-type="float" office:value="14352">
            <text:p>14352</text:p>
          </table:table-cell>
          <table:table-cell office:value-type="float" office:value="25584">
            <text:p>25584</text:p>
          </table:table-cell>
          <table:table-cell office:value-type="float" office:value="-52.5">
            <text:p>-52.5</text:p>
          </table:table-cell>
          <table:table-cell office:value-type="float" office:value="-89.125">
            <text:p>-89.125</text:p>
          </table:table-cell>
          <table:table-cell office:value-type="float" office:value="-263.25">
            <text:p>-263.25</text:p>
          </table:table-cell>
          <table:table-cell office:value-type="float" office:value="-0.00591216216216216">
            <text:p>-0.0059121622</text:p>
          </table:table-cell>
          <table:table-cell office:value-type="float" office:value="-0.0062099358974359">
            <text:p>-0.0062099359</text:p>
          </table:table-cell>
          <table:table-cell office:value-type="float" office:value="-0.0102896341463415">
            <text:p>-0.0102896341</text:p>
          </table:table-cell>
          <table:table-cell office:value-type="float" office:value="0.979375941608839">
            <text:p>0.9793759416</text:p>
          </table:table-cell>
          <table:table-cell office:value-type="float" office:value="0.978340808434521">
            <text:p>0.9783408084</text:p>
          </table:table-cell>
          <table:table-cell office:value-type="float" office:value="0.964193798566701">
            <text:p>0.96419379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602">
            <text:p>602</text:p>
          </table:table-cell>
          <table:table-cell office:value-type="float" office:value="8265">
            <text:p>8265</text:p>
          </table:table-cell>
          <table:table-cell office:value-type="float" office:value="13530">
            <text:p>13530</text:p>
          </table:table-cell>
          <table:table-cell office:value-type="float" office:value="23985">
            <text:p>23985</text:p>
          </table:table-cell>
          <table:table-cell office:value-type="float" office:value="83.125">
            <text:p>83.125</text:p>
          </table:table-cell>
          <table:table-cell office:value-type="float" office:value="-156.75">
            <text:p>-156.75</text:p>
          </table:table-cell>
          <table:table-cell office:value-type="float" office:value="-277.875">
            <text:p>-277.875</text:p>
          </table:table-cell>
          <table:table-cell office:value-type="float" office:value="0.0100574712643678">
            <text:p>0.0100574713</text:p>
          </table:table-cell>
          <table:table-cell table:number-columns-repeated="2" office:value-type="float" office:value="-0.0115853658536585">
            <text:p>-0.0115853659</text:p>
          </table:table-cell>
          <table:table-cell office:value-type="float" office:value="1.03539940877263">
            <text:p>1.0353994088</text:p>
          </table:table-cell>
          <table:table-cell table:number-columns-repeated="2" office:value-type="float" office:value="0.959714292088043">
            <text:p>0.95971429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608">
            <text:p>608</text:p>
          </table:table-cell>
          <table:table-cell office:value-type="float" office:value="8100">
            <text:p>8100</text:p>
          </table:table-cell>
          <table:table-cell office:value-type="float" office:value="12960">
            <text:p>12960</text:p>
          </table:table-cell>
          <table:table-cell office:value-type="float" office:value="24375">
            <text:p>24375</text:p>
          </table:table-cell>
          <table:table-cell office:value-type="float" office:value="2349.375">
            <text:p>2349.375</text:p>
          </table:table-cell>
          <table:table-cell office:value-type="float" office:value="3759.125">
            <text:p>3759.125</text:p>
          </table:table-cell>
          <table:table-cell office:value-type="float" office:value="-34.125">
            <text:p>-34.125</text:p>
          </table:table-cell>
          <table:table-cell office:value-type="float" office:value="0.290046296296296">
            <text:p>0.2900462963</text:p>
          </table:table-cell>
          <table:table-cell office:value-type="float" office:value="0.290055941358025">
            <text:p>0.2900559414</text:p>
          </table:table-cell>
          <table:table-cell office:value-type="float" office:value="-0.0014">
            <text:p>-0.0014</text:p>
          </table:table-cell>
          <table:table-cell office:value-type="float" office:value="2.18005067086763">
            <text:p>2.1800506709</text:p>
          </table:table-cell>
          <table:table-cell office:value-type="float" office:value="2.18009539502258">
            <text:p>2.180095395</text:p>
          </table:table-cell>
          <table:table-cell office:value-type="float" office:value="0.9951038416">
            <text:p>0.9951038416</text:p>
          </table:table-cell>
          <table:table-cell office:value-type="float" office:value="2.72165986524983">
            <text:p>2.7216598652</text:p>
          </table:table-cell>
          <table:table-cell office:value-type="float" office:value="2.72157996878205">
            <text:p>2.72157996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623">
            <text:p>623</text:p>
          </table:table-cell>
          <table:table-cell office:value-type="float" office:value="8640">
            <text:p>8640</text:p>
          </table:table-cell>
          <table:table-cell office:value-type="float" office:value="13728">
            <text:p>13728</text:p>
          </table:table-cell>
          <table:table-cell office:value-type="float" office:value="24336">
            <text:p>24336</text:p>
          </table:table-cell>
          <table:table-cell office:value-type="float" office:value="-50">
            <text:p>-50</text:p>
          </table:table-cell>
          <table:table-cell office:value-type="float" office:value="-85.25">
            <text:p>-85.25</text:p>
          </table:table-cell>
          <table:table-cell office:value-type="float" office:value="-151.125">
            <text:p>-151.125</text:p>
          </table:table-cell>
          <table:table-cell office:value-type="float" office:value="-0.00578703703703704">
            <text:p>-0.005787037</text:p>
          </table:table-cell>
          <table:table-cell table:number-columns-repeated="2" office:value-type="float" office:value="-0.0062099358974359">
            <text:p>-0.0062099359</text:p>
          </table:table-cell>
          <table:table-cell office:value-type="float" office:value="0.9798110103738">
            <text:p>0.9798110104</text:p>
          </table:table-cell>
          <table:table-cell table:number-columns-repeated="2" office:value-type="float" office:value="0.978340808434521">
            <text:p>0.97834080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3">
            <text:p>3</text:p>
          </table:table-cell>
          <table:table-cell office:value-type="float" office:value="1245">
            <text:p>1245</text:p>
          </table:table-cell>
          <table:table-cell office:value-type="float" office:value="832">
            <text:p>832</text:p>
          </table:table-cell>
          <table:table-cell office:value-type="float" office:value="1245">
            <text:p>1245</text:p>
          </table:table-cell>
          <table:table-cell office:value-type="float" office:value="8855">
            <text:p>8855</text:p>
          </table:table-cell>
          <table:table-cell office:value-type="float" office:value="13696">
            <text:p>13696</text:p>
          </table:table-cell>
          <table:table-cell office:value-type="float" office:value="22590">
            <text:p>22590</text:p>
          </table:table-cell>
          <table:table-cell office:value-type="float" office:value="1018.125">
            <text:p>1018.125</text:p>
          </table:table-cell>
          <table:table-cell office:value-type="float" office:value="-64">
            <text:p>-64</text:p>
          </table:table-cell>
          <table:table-cell office:value-type="float" office:value="-227.25">
            <text:p>-227.25</text:p>
          </table:table-cell>
          <table:table-cell office:value-type="float" office:value="0.114977413890457">
            <text:p>0.1149774139</text:p>
          </table:table-cell>
          <table:table-cell office:value-type="float" office:value="-0.00467289719626168">
            <text:p>-0.0046728972</text:p>
          </table:table-cell>
          <table:table-cell office:value-type="float" office:value="-0.0100597609561753">
            <text:p>-0.010059761</text:p>
          </table:table-cell>
          <table:table-cell office:value-type="float" office:value="1.42833176779828">
            <text:p>1.4283317678</text:p>
          </table:table-cell>
          <table:table-cell office:value-type="float" office:value="0.98368765831077">
            <text:p>0.9836876583</text:p>
          </table:table-cell>
          <table:table-cell office:value-type="float" office:value="0.964989186282757">
            <text:p>0.9649891863</text:p>
          </table:table-cell>
          <table:table-cell office:value-type="float" office:value="6.36883912466632">
            <text:p>6.36883912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3">
            <text:p>3</text:p>
          </table:table-cell>
          <table:table-cell office:value-type="float" office:value="547">
            <text:p>547</text:p>
          </table:table-cell>
          <table:table-cell table:number-columns-repeated="2" office:value-type="float" office:value="1221">
            <text:p>1221</text:p>
          </table:table-cell>
          <table:table-cell office:value-type="float" office:value="8816">
            <text:p>8816</text:p>
          </table:table-cell>
          <table:table-cell office:value-type="float" office:value="13211">
            <text:p>13211</text:p>
          </table:table-cell>
          <table:table-cell office:value-type="float" office:value="21618">
            <text:p>21618</text:p>
          </table:table-cell>
          <table:table-cell office:value-type="float" office:value="16.125">
            <text:p>16.125</text:p>
          </table:table-cell>
          <table:table-cell office:value-type="float" office:value="-105.875">
            <text:p>-105.875</text:p>
          </table:table-cell>
          <table:table-cell office:value-type="float" office:value="-173.25">
            <text:p>-173.25</text:p>
          </table:table-cell>
          <table:table-cell office:value-type="float" office:value="0.00182906079854809">
            <text:p>0.0018290608</text:p>
          </table:table-cell>
          <table:table-cell table:number-columns-repeated="2" office:value-type="float" office:value="-0.00801415487094088">
            <text:p>-0.0080141549</text:p>
          </table:table-cell>
          <table:table-cell office:value-type="float" office:value="1.00640826990319">
            <text:p>1.0064082699</text:p>
          </table:table-cell>
          <table:table-cell table:number-columns-repeated="2" office:value-type="float" office:value="0.972076342241166">
            <text:p>0.97207634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23">
            <text:p>623</text:p>
          </table:table-cell>
          <table:table-cell table:number-columns-repeated="2" office:value-type="float" office:value="1300">
            <text:p>1300</text:p>
          </table:table-cell>
          <table:table-cell office:value-type="float" office:value="8640">
            <text:p>8640</text:p>
          </table:table-cell>
          <table:table-cell office:value-type="float" office:value="17164">
            <text:p>17164</text:p>
          </table:table-cell>
          <table:table-cell office:value-type="float" office:value="57410">
            <text:p>57410</text:p>
          </table:table-cell>
          <table:table-cell office:value-type="float" office:value="-21.875">
            <text:p>-21.875</text:p>
          </table:table-cell>
          <table:table-cell office:value-type="float" office:value="-57.75">
            <text:p>-57.75</text:p>
          </table:table-cell>
          <table:table-cell office:value-type="float" office:value="1291.125">
            <text:p>1291.125</text:p>
          </table:table-cell>
          <table:table-cell office:value-type="float" office:value="-0.0025318287037037">
            <text:p>-0.0025318287</text:p>
          </table:table-cell>
          <table:table-cell office:value-type="float" office:value="-0.00336460032626427">
            <text:p>-0.0033646003</text:p>
          </table:table-cell>
          <table:table-cell office:value-type="float" office:value="0.0224895488590838">
            <text:p>0.0224895489</text:p>
          </table:table-cell>
          <table:table-cell office:value-type="float" office:value="0.991151163443943">
            <text:p>0.9911511634</text:p>
          </table:table-cell>
          <table:table-cell office:value-type="float" office:value="0.988246087107372">
            <text:p>0.9882460871</text:p>
          </table:table-cell>
          <table:table-cell office:value-type="float" office:value="1.07970474943025">
            <text:p>1.0797047494</text:p>
          </table:table-cell>
          <table:table-cell table:number-columns-repeated="2" office:value-type="float" office:value="0">
            <text:p>0</text:p>
          </table:table-cell>
          <table:table-cell office:value-type="float" office:value="31.1661464428029">
            <text:p>31.1661464428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56">
            <text:p>656</text:p>
          </table:table-cell>
          <table:table-cell office:value-type="float" office:value="1334">
            <text:p>1334</text:p>
          </table:table-cell>
          <table:table-cell office:value-type="float" office:value="9600">
            <text:p>9600</text:p>
          </table:table-cell>
          <table:table-cell office:value-type="float" office:value="18600">
            <text:p>18600</text:p>
          </table:table-cell>
          <table:table-cell office:value-type="float" office:value="56019">
            <text:p>56019</text:p>
          </table:table-cell>
          <table:table-cell office:value-type="float" office:value="-106.875">
            <text:p>-106.875</text:p>
          </table:table-cell>
          <table:table-cell office:value-type="float" office:value="-207.125">
            <text:p>-207.125</text:p>
          </table:table-cell>
          <table:table-cell office:value-type="float" office:value="1059.875">
            <text:p>1059.875</text:p>
          </table:table-cell>
          <table:table-cell office:value-type="float" office:value="-0.0111328125">
            <text:p>-0.0111328125</text:p>
          </table:table-cell>
          <table:table-cell office:value-type="float" office:value="-0.011135752688172">
            <text:p>-0.0111357527</text:p>
          </table:table-cell>
          <table:table-cell office:value-type="float" office:value="0.0189199200271337">
            <text:p>0.01891992</text:p>
          </table:table-cell>
          <table:table-cell office:value-type="float" office:value="0.961278077697754">
            <text:p>0.9612780777</text:p>
          </table:table-cell>
          <table:table-cell office:value-type="float" office:value="0.961267915367745">
            <text:p>0.9612679154</text:p>
          </table:table-cell>
          <table:table-cell office:value-type="float" office:value="1.06692132830768">
            <text:p>1.06692132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15">
            <text:p>615</text:p>
          </table:table-cell>
          <table:table-cell table:number-columns-repeated="2" office:value-type="float" office:value="1295">
            <text:p>1295</text:p>
          </table:table-cell>
          <table:table-cell office:value-type="float" office:value="9536">
            <text:p>9536</text:p>
          </table:table-cell>
          <table:table-cell office:value-type="float" office:value="17084">
            <text:p>17084</text:p>
          </table:table-cell>
          <table:table-cell office:value-type="float" office:value="36609">
            <text:p>36609</text:p>
          </table:table-cell>
          <table:table-cell office:value-type="float" office:value="-313.125">
            <text:p>-313.125</text:p>
          </table:table-cell>
          <table:table-cell office:value-type="float" office:value="575.285714285714">
            <text:p>575.2857142857</text:p>
          </table:table-cell>
          <table:table-cell office:value-type="float" office:value="716.125">
            <text:p>716.125</text:p>
          </table:table-cell>
          <table:table-cell office:value-type="float" office:value="-0.0328360947986577">
            <text:p>-0.0328360948</text:p>
          </table:table-cell>
          <table:table-cell office:value-type="float" office:value="0.0336739472187845">
            <text:p>0.0336739472</text:p>
          </table:table-cell>
          <table:table-cell office:value-type="float" office:value="0.0195614466388047">
            <text:p>0.0195614466</text:p>
          </table:table-cell>
          <table:table-cell office:value-type="float" office:value="0.887186958083086">
            <text:p>0.8871869581</text:p>
          </table:table-cell>
          <table:table-cell office:value-type="float" office:value="1.12008132731948">
            <text:p>1.1200813273</text:p>
          </table:table-cell>
          <table:table-cell office:value-type="float" office:value="1.06921505761724">
            <text:p>1.0692150576</text:p>
          </table:table-cell>
          <table:table-cell office:value-type="float" office:value="-20.76080415128">
            <text:p>-20.7608041513</text:p>
          </table:table-cell>
          <table:table-cell office:value-type="float" office:value="20.9287392997907">
            <text:p>20.928739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25">
            <text:p>625</text:p>
          </table:table-cell>
          <table:table-cell office:value-type="float" office:value="1308">
            <text:p>1308</text:p>
          </table:table-cell>
          <table:table-cell office:value-type="float" office:value="9233">
            <text:p>9233</text:p>
          </table:table-cell>
          <table:table-cell office:value-type="float" office:value="16200">
            <text:p>16200</text:p>
          </table:table-cell>
          <table:table-cell office:value-type="float" office:value="32741">
            <text:p>32741</text:p>
          </table:table-cell>
          <table:table-cell office:value-type="float" office:value="-83.125">
            <text:p>-83.125</text:p>
          </table:table-cell>
          <table:table-cell office:value-type="float" office:value="718.875">
            <text:p>718.875</text:p>
          </table:table-cell>
          <table:table-cell office:value-type="float" office:value="1123.625">
            <text:p>1123.625</text:p>
          </table:table-cell>
          <table:table-cell office:value-type="float" office:value="-0.00900303260045489">
            <text:p>-0.0090030326</text:p>
          </table:table-cell>
          <table:table-cell office:value-type="float" office:value="0.044375">
            <text:p>0.044375</text:p>
          </table:table-cell>
          <table:table-cell office:value-type="float" office:value="0.0343185913686204">
            <text:p>0.0343185914</text:p>
          </table:table-cell>
          <table:table-cell office:value-type="float" office:value="0.968648252906577">
            <text:p>0.9686482529</text:p>
          </table:table-cell>
          <table:table-cell office:value-type="float" office:value="1.159172015625">
            <text:p>1.1591720156</text:p>
          </table:table-cell>
          <table:table-cell office:value-type="float" office:value="1.12242349058868">
            <text:p>1.1224234906</text:p>
          </table:table-cell>
          <table:table-cell office:value-type="float" office:value="0">
            <text:p>0</text:p>
          </table:table-cell>
          <table:table-cell office:value-type="float" office:value="15.9642838646814">
            <text:p>15.9642838647</text:p>
          </table:table-cell>
          <table:table-cell office:value-type="float" office:value="20.5420497182068">
            <text:p>20.5420497182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4">
            <text:p>4</text:p>
          </table:table-cell>
          <table:table-cell office:value-type="float" office:value="624">
            <text:p>624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8065">
            <text:p>8065</text:p>
          </table:table-cell>
          <table:table-cell office:value-type="float" office:value="15361">
            <text:p>15361</text:p>
          </table:table-cell>
          <table:table-cell office:value-type="float" office:value="28599">
            <text:p>28599</text:p>
          </table:table-cell>
          <table:table-cell office:value-type="float" office:value="-81">
            <text:p>-81</text:p>
          </table:table-cell>
          <table:table-cell office:value-type="float" office:value="-1951.625">
            <text:p>-1951.625</text:p>
          </table:table-cell>
          <table:table-cell office:value-type="float" office:value="-3633.625">
            <text:p>-3633.625</text:p>
          </table:table-cell>
          <table:table-cell office:value-type="float" office:value="-0.0100433973961562">
            <text:p>-0.0100433974</text:p>
          </table:table-cell>
          <table:table-cell office:value-type="float" office:value="-0.127050647744287">
            <text:p>-0.1270506477</text:p>
          </table:table-cell>
          <table:table-cell office:value-type="float" office:value="-0.127054267631735">
            <text:p>-0.1270542676</text:p>
          </table:table-cell>
          <table:table-cell office:value-type="float" office:value="0.965045813982717">
            <text:p>0.965045814</text:p>
          </table:table-cell>
          <table:table-cell office:value-type="float" office:value="0.58696079239579">
            <text:p>0.5869607924</text:p>
          </table:table-cell>
          <table:table-cell office:value-type="float" office:value="0.586949925658862">
            <text:p>0.5869499257</text:p>
          </table:table-cell>
          <table:table-cell office:value-type="float" office:value="0">
            <text:p>0</text:p>
          </table:table-cell>
          <table:table-cell office:value-type="float" office:value="-5.10125630332109">
            <text:p>-5.1012563033</text:p>
          </table:table-cell>
          <table:table-cell office:value-type="float" office:value="-5.10110062702331">
            <text:p>-5.10110062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4">
            <text:p>4</text:p>
          </table:table-cell>
          <table:table-cell office:value-type="float" office:value="569">
            <text:p>569</text:p>
          </table:table-cell>
          <table:table-cell office:value-type="float" office:value="834">
            <text:p>834</text:p>
          </table:table-cell>
          <table:table-cell office:value-type="float" office:value="1255">
            <text:p>1255</text:p>
          </table:table-cell>
          <table:table-cell office:value-type="float" office:value="7785">
            <text:p>7785</text:p>
          </table:table-cell>
          <table:table-cell office:value-type="float" office:value="14826">
            <text:p>14826</text:p>
          </table:table-cell>
          <table:table-cell office:value-type="float" office:value="27604">
            <text:p>27604</text:p>
          </table:table-cell>
          <table:table-cell office:value-type="float" office:value="-229.714285714286">
            <text:p>-229.7142857143</text:p>
          </table:table-cell>
          <table:table-cell office:value-type="float" office:value="-2123.57142857143">
            <text:p>-2123.5714285714</text:p>
          </table:table-cell>
          <table:table-cell office:value-type="float" office:value="-3954">
            <text:p>-3954</text:p>
          </table:table-cell>
          <table:table-cell office:value-type="float" office:value="-0.0295072942471786">
            <text:p>-0.0295072942</text:p>
          </table:table-cell>
          <table:table-cell office:value-type="float" office:value="-0.143232930565994">
            <text:p>-0.1432329306</text:p>
          </table:table-cell>
          <table:table-cell office:value-type="float" office:value="-0.143240110128967">
            <text:p>-0.1432401101</text:p>
          </table:table-cell>
          <table:table-cell office:value-type="float" office:value="0.898431003745902">
            <text:p>0.8984310037</text:p>
          </table:table-cell>
          <table:table-cell office:value-type="float" office:value="0.538895460920126">
            <text:p>0.5388954609</text:p>
          </table:table-cell>
          <table:table-cell office:value-type="float" office:value="0.538874363682143">
            <text:p>0.5388743637</text:p>
          </table:table-cell>
          <table:table-cell office:value-type="float" office:value="-23.1424025970968">
            <text:p>-23.1424025971</text:p>
          </table:table-cell>
          <table:table-cell office:value-type="float" office:value="-4.48380095881476">
            <text:p>-4.4838009588</text:p>
          </table:table-cell>
          <table:table-cell office:value-type="float" office:value="-4.48355791716094">
            <text:p>-4.483557917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15">
            <text:p>515</text:p>
          </table:table-cell>
          <table:table-cell office:value-type="float" office:value="1201">
            <text:p>1201</text:p>
          </table:table-cell>
          <table:table-cell office:value-type="float" office:value="6967">
            <text:p>6967</text:p>
          </table:table-cell>
          <table:table-cell office:value-type="float" office:value="14011">
            <text:p>14011</text:p>
          </table:table-cell>
          <table:table-cell office:value-type="float" office:value="24704">
            <text:p>24704</text:p>
          </table:table-cell>
          <table:table-cell office:value-type="float" office:value="-257.333333333333">
            <text:p>-257.3333333333</text:p>
          </table:table-cell>
          <table:table-cell office:value-type="float" office:value="0">
            <text:p>0</text:p>
          </table:table-cell>
          <table:table-cell office:value-type="float" office:value="-1378">
            <text:p>-1378</text:p>
          </table:table-cell>
          <table:table-cell office:value-type="float" office:value="-0.0369360317688149">
            <text:p>-0.0369360318</text:p>
          </table:table-cell>
          <table:table-cell office:value-type="float" office:value="0">
            <text:p>0</text:p>
          </table:table-cell>
          <table:table-cell office:value-type="float" office:value="-0.0557804404145078">
            <text:p>-0.0557804404</text:p>
          </table:table-cell>
          <table:table-cell office:value-type="float" office:value="0.873397858877089">
            <text:p>0.8733978589</text:p>
          </table:table-cell>
          <table:table-cell office:value-type="float" office:value="0.57">
            <text:p>0.57</text:p>
          </table:table-cell>
          <table:table-cell office:value-type="float" office:value="0.810866915313582">
            <text:p>0.8108669153</text:p>
          </table:table-cell>
          <table:table-cell office:value-type="float" office:value="-18.4174043931039">
            <text:p>-18.4174043931</text:p>
          </table:table-cell>
          <table:table-cell office:value-type="float" office:value="0">
            <text:p>0</text:p>
          </table:table-cell>
          <table:table-cell office:value-type="float" office:value="-12.0764595302628">
            <text:p>-12.0764595303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26">
            <text:p>1226</text:p>
          </table:table-cell>
          <table:table-cell office:value-type="float" office:value="7292">
            <text:p>7292</text:p>
          </table:table-cell>
          <table:table-cell office:value-type="float" office:value="15416">
            <text:p>15416</text:p>
          </table:table-cell>
          <table:table-cell office:value-type="float" office:value="28904">
            <text:p>28904</text:p>
          </table:table-cell>
          <table:table-cell office:value-type="float" office:value="0">
            <text:p>0</text:p>
          </table:table-cell>
          <table:table-cell office:value-type="float" office:value="-511.5">
            <text:p>-511.5</text:p>
          </table:table-cell>
          <table:table-cell office:value-type="float" office:value="-880">
            <text:p>-880</text:p>
          </table:table-cell>
          <table:table-cell office:value-type="float" office:value="0">
            <text:p>0</text:p>
          </table:table-cell>
          <table:table-cell office:value-type="float" office:value="-0.0331798131811105">
            <text:p>-0.0331798132</text:p>
          </table:table-cell>
          <table:table-cell office:value-type="float" office:value="-0.0304456130639358">
            <text:p>-0.0304456131</text:p>
          </table:table-cell>
          <table:table-cell office:value-type="float" office:value="0.89">
            <text:p>0.89</text:p>
          </table:table-cell>
          <table:table-cell office:value-type="float" office:value="0.886028417871471">
            <text:p>0.8860284179</text:p>
          </table:table-cell>
          <table:table-cell office:value-type="float" office:value="0.895257147571709">
            <text:p>0.8952571476</text:p>
          </table:table-cell>
          <table:table-cell office:value-type="float" office:value="0">
            <text:p>0</text:p>
          </table:table-cell>
          <table:table-cell office:value-type="float" office:value="-20.5421067839571">
            <text:p>-20.542106784</text:p>
          </table:table-cell>
          <table:table-cell office:value-type="float" office:value="-22.4183747159624">
            <text:p>-22.418374716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5">
            <text:p>5</text:p>
          </table:table-cell>
          <table:table-cell office:value-type="float" office:value="592">
            <text:p>592</text:p>
          </table:table-cell>
          <table:table-cell office:value-type="float" office:value="1277">
            <text:p>1277</text:p>
          </table:table-cell>
          <table:table-cell office:value-type="float" office:value="856">
            <text:p>856</text:p>
          </table:table-cell>
          <table:table-cell office:value-type="float" office:value="7058">
            <text:p>7058</text:p>
          </table:table-cell>
          <table:table-cell office:value-type="float" office:value="14413">
            <text:p>14413</text:p>
          </table:table-cell>
          <table:table-cell office:value-type="float" office:value="29021">
            <text:p>29021</text:p>
          </table:table-cell>
          <table:table-cell table:number-columns-repeated="6"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0.57">
            <text:p>0.57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5">
            <text:p>5</text:p>
          </table:table-cell>
          <table:table-cell office:value-type="float" office:value="551">
            <text:p>551</text:p>
          </table:table-cell>
          <table:table-cell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6831">
            <text:p>6831</text:p>
          </table:table-cell>
          <table:table-cell office:value-type="float" office:value="13997">
            <text:p>13997</text:p>
          </table:table-cell>
          <table:table-cell office:value-type="float" office:value="30370">
            <text:p>30370</text:p>
          </table:table-cell>
          <table:table-cell table:number-columns-repeated="6"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1.13">
            <text:p>1.13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5">
            <text:p>5</text:p>
          </table:table-cell>
          <table:table-cell office:value-type="float" office:value="540">
            <text:p>540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6263">
            <text:p>6263</text:p>
          </table:table-cell>
          <table:table-cell office:value-type="float" office:value="13459">
            <text:p>13459</text:p>
          </table:table-cell>
          <table:table-cell office:value-type="float" office:value="31787">
            <text:p>31787</text:p>
          </table:table-cell>
          <table:table-cell table:number-columns-repeated="6" office:value-type="float" office:value="0">
            <text:p>0</text:p>
          </table:table-cell>
          <table:table-cell office:value-type="float" office:value="0.57">
            <text:p>0.57</text:p>
          </table:table-cell>
          <table:table-cell office:value-type="float" office:value="0.93">
            <text:p>0.93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43.25">
            <text:p>143.25</text:p>
          </table:table-cell>
          <table:table-cell office:value-type="float" office:value="7668.25">
            <text:p>7668.25</text:p>
          </table:table-cell>
          <table:table-cell office:value-type="float" office:value="15286.5">
            <text:p>15286.5</text:p>
          </table:table-cell>
          <table:table-cell office:value-type="float" office:value="18.455">
            <text:p>18.455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600">
            <text:p>600</text:p>
          </table:table-cell>
          <table:table-cell office:value-type="float" office:value="5433">
            <text:p>5433</text:p>
          </table:table-cell>
          <table:table-cell office:value-type="float" office:value="12794">
            <text:p>12794</text:p>
          </table:table-cell>
          <table:table-cell office:value-type="float" office:value="33335">
            <text:p>33335</text:p>
          </table:table-cell>
          <table:table-cell table:number-columns-repeated="6" office:value-type="float" office:value="0">
            <text:p>0</text:p>
          </table:table-cell>
          <table:table-cell office:value-type="float" office:value="0.57">
            <text:p>0.57</text:p>
          </table:table-cell>
          <table:table-cell office:value-type="float" office:value="0.89">
            <text:p>0.89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36">
            <text:p>136</text:p>
          </table:table-cell>
          <table:table-cell office:value-type="float" office:value="7668.66666666667">
            <text:p>7668.6666666667</text:p>
          </table:table-cell>
          <table:table-cell office:value-type="float" office:value="13967">
            <text:p>13967</text:p>
          </table:table-cell>
          <table:table-cell office:value-type="float" office:value="18.5966666666667">
            <text:p>18.59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596">
            <text:p>596</text:p>
          </table:table-cell>
          <table:table-cell office:value-type="float" office:value="857">
            <text:p>857</text:p>
          </table:table-cell>
          <table:table-cell office:value-type="float" office:value="596">
            <text:p>596</text:p>
          </table:table-cell>
          <table:table-cell office:value-type="float" office:value="4713">
            <text:p>4713</text:p>
          </table:table-cell>
          <table:table-cell office:value-type="float" office:value="12400">
            <text:p>12400</text:p>
          </table:table-cell>
          <table:table-cell office:value-type="float" office:value="34958">
            <text:p>34958</text:p>
          </table:table-cell>
          <table:table-cell table:number-columns-repeated="6" office:value-type="float" office:value="0">
            <text:p>0</text:p>
          </table:table-cell>
          <table:table-cell office:value-type="float" office:value="0.57">
            <text:p>0.57</text:p>
          </table:table-cell>
          <table:table-cell office:value-type="float" office:value="0.9">
            <text:p>0.9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12" table:number-columns-repeated="3" table:default-cell-style-name="Default"/>
        <table:table-row table:style-name="ro1">
          <table:table-cell office:value-type="float" office:value="0.57">
            <text:p>0.57</text:p>
          </table:table-cell>
          <table:table-cell office:value-type="float" office:value="0.9">
            <text:p>0.9</text:p>
          </table:table-cell>
          <table:table-cell office:value-type="float" office:value="1.17">
            <text:p>1.17</text:p>
          </table:table-cell>
          <table:table-cell office:value-type="float" office:value="-5">
            <text:p>-5</text:p>
          </table:table-cell>
          <table:table-cell office:value-type="float" office:value="-23">
            <text:p>-2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.4">
            <text:p>10.4</text:p>
          </table:table-cell>
          <table:table-cell office:value-type="float" office:value="11">
            <text:p>11</text:p>
          </table:table-cell>
          <table:table-cell office:value-type="float" office:value="21.8">
            <text:p>21.8</text:p>
          </table:table-cell>
          <table:table-cell office:value-type="float" office:value="10191">
            <text:p>10191</text:p>
          </table:table-cell>
          <table:table-cell office:value-type="float" office:value="10732">
            <text:p>10732</text:p>
          </table:table-cell>
          <table:table-cell office:value-type="float" office:value="12366">
            <text:p>1236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5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50:22.10</dc:date>
    <dc:creator>Liam Widdess</dc:creator>
    <meta:editing-duration>P2DT3H30M54S</meta:editing-duration>
    <meta:editing-cycles>185</meta:editing-cycles>
    <meta:generator>OpenOffice/4.1.7$Win32 OpenOffice.org_project/417m1$Build-9800</meta:generator>
    <meta:document-statistic meta:table-count="8" meta:cell-count="8737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328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39">
                <text:p>6839</text:p>
              </table:table-cell>
              <table:table-cell office:value-type="float" office:value="12041">
                <text:p>1204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298">
                <text:p>10298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260">
                <text:p>6260</text:p>
              </table:table-cell>
              <table:table-cell office:value-type="float" office:value="11002">
                <text:p>11002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7012">
                <text:p>7012</text:p>
              </table:table-cell>
              <table:table-cell office:value-type="float" office:value="14962">
                <text:p>14962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444">
                <text:p>7444</text:p>
              </table:table-cell>
              <table:table-cell office:value-type="float" office:value="13452">
                <text:p>13452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880">
                <text:p>13880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5048">
                <text:p>1504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222">
                <text:p>9222</text:p>
              </table:table-cell>
              <table:table-cell office:value-type="float" office:value="16935">
                <text:p>16935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94">
                <text:p>5394</text:p>
              </table:table-cell>
              <table:table-cell office:value-type="float" office:value="9249">
                <text:p>9249</text:p>
              </table:table-cell>
              <table:table-cell office:value-type="float" office:value="16450">
                <text:p>16450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558">
                <text:p>5558</text:p>
              </table:table-cell>
              <table:table-cell office:value-type="float" office:value="9433">
                <text:p>9433</text:p>
              </table:table-cell>
              <table:table-cell office:value-type="float" office:value="15371">
                <text:p>1537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80">
                <text:p>6080</text:p>
              </table:table-cell>
              <table:table-cell office:value-type="float" office:value="10453">
                <text:p>10453</text:p>
              </table:table-cell>
              <table:table-cell office:value-type="float" office:value="16531">
                <text:p>1653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724">
                <text:p>6724</text:p>
              </table:table-cell>
              <table:table-cell office:value-type="float" office:value="11522">
                <text:p>11522</text:p>
              </table:table-cell>
              <table:table-cell office:value-type="float" office:value="16774">
                <text:p>16774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188">
                <text:p>7188</text:p>
              </table:table-cell>
              <table:table-cell office:value-type="float" office:value="11250">
                <text:p>11250</text:p>
              </table:table-cell>
              <table:table-cell office:value-type="float" office:value="16492">
                <text:p>16492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930">
                <text:p>7930</text:p>
              </table:table-cell>
              <table:table-cell office:value-type="float" office:value="11464">
                <text:p>11464</text:p>
              </table:table-cell>
              <table:table-cell office:value-type="float" office:value="16647">
                <text:p>166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670">
                <text:p>8670</text:p>
              </table:table-cell>
              <table:table-cell office:value-type="float" office:value="11902">
                <text:p>11902</text:p>
              </table:table-cell>
              <table:table-cell office:value-type="float" office:value="18139">
                <text:p>18139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290">
                <text:p>9290</text:p>
              </table:table-cell>
              <table:table-cell office:value-type="float" office:value="12202">
                <text:p>12202</text:p>
              </table:table-cell>
              <table:table-cell office:value-type="float" office:value="18868">
                <text:p>1886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912">
                <text:p>8912</text:p>
              </table:table-cell>
              <table:table-cell office:value-type="float" office:value="11988">
                <text:p>11988</text:p>
              </table:table-cell>
              <table:table-cell office:value-type="float" office:value="18373">
                <text:p>18373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911">
                <text:p>8911</text:p>
              </table:table-cell>
              <table:table-cell office:value-type="float" office:value="12266">
                <text:p>12266</text:p>
              </table:table-cell>
              <table:table-cell office:value-type="float" office:value="19073">
                <text:p>1907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390">
                <text:p>9390</text:p>
              </table:table-cell>
              <table:table-cell office:value-type="float" office:value="13522">
                <text:p>13522</text:p>
              </table:table-cell>
              <table:table-cell office:value-type="float" office:value="19091">
                <text:p>19091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306">
                <text:p>9306</text:p>
              </table:table-cell>
              <table:table-cell office:value-type="float" office:value="13445">
                <text:p>13445</text:p>
              </table:table-cell>
              <table:table-cell office:value-type="float" office:value="18386">
                <text:p>18386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650">
                <text:p>8650</text:p>
              </table:table-cell>
              <table:table-cell office:value-type="float" office:value="13050">
                <text:p>13050</text:p>
              </table:table-cell>
              <table:table-cell office:value-type="float" office:value="18877">
                <text:p>1887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133">
                <text:p>9133</text:p>
              </table:table-cell>
              <table:table-cell office:value-type="float" office:value="13638">
                <text:p>13638</text:p>
              </table:table-cell>
              <table:table-cell office:value-type="float" office:value="19471">
                <text:p>19471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076">
                <text:p>10076</text:p>
              </table:table-cell>
              <table:table-cell office:value-type="float" office:value="13726">
                <text:p>13726</text:p>
              </table:table-cell>
              <table:table-cell office:value-type="float" office:value="20070">
                <text:p>20070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290">
                <text:p>10290</text:p>
              </table:table-cell>
              <table:table-cell office:value-type="float" office:value="13492">
                <text:p>13492</text:p>
              </table:table-cell>
              <table:table-cell office:value-type="float" office:value="19839">
                <text:p>19839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912">
                <text:p>9912</text:p>
              </table:table-cell>
              <table:table-cell office:value-type="float" office:value="13382">
                <text:p>13382</text:p>
              </table:table-cell>
              <table:table-cell office:value-type="float" office:value="21294">
                <text:p>21294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4">
                <text:p>10294</text:p>
              </table:table-cell>
              <table:table-cell office:value-type="float" office:value="13871">
                <text:p>13871</text:p>
              </table:table-cell>
              <table:table-cell office:value-type="float" office:value="21570">
                <text:p>21570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266">
                <text:p>10266</text:p>
              </table:table-cell>
              <table:table-cell office:value-type="float" office:value="14308">
                <text:p>14308</text:p>
              </table:table-cell>
              <table:table-cell office:value-type="float" office:value="21321">
                <text:p>21321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880">
                <text:p>9880</text:p>
              </table:table-cell>
              <table:table-cell office:value-type="float" office:value="14056">
                <text:p>14056</text:p>
              </table:table-cell>
              <table:table-cell office:value-type="float" office:value="22035">
                <text:p>22035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620">
                <text:p>9620</text:p>
              </table:table-cell>
              <table:table-cell office:value-type="float" office:value="14792">
                <text:p>14792</text:p>
              </table:table-cell>
              <table:table-cell office:value-type="float" office:value="24230">
                <text:p>24230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380">
                <text:p>10380</text:p>
              </table:table-cell>
              <table:table-cell office:value-type="float" office:value="15254">
                <text:p>15254</text:p>
              </table:table-cell>
              <table:table-cell office:value-type="float" office:value="25672">
                <text:p>25672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576">
                <text:p>10576</text:p>
              </table:table-cell>
              <table:table-cell office:value-type="float" office:value="16027">
                <text:p>16027</text:p>
              </table:table-cell>
              <table:table-cell office:value-type="float" office:value="28005">
                <text:p>2800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465">
                <text:p>10465</text:p>
              </table:table-cell>
              <table:table-cell office:value-type="float" office:value="16920">
                <text:p>16920</text:p>
              </table:table-cell>
              <table:table-cell office:value-type="float" office:value="29330">
                <text:p>29330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1058">
                <text:p>11058</text:p>
              </table:table-cell>
              <table:table-cell office:value-type="float" office:value="17812">
                <text:p>17812</text:p>
              </table:table-cell>
              <table:table-cell office:value-type="float" office:value="30541">
                <text:p>3054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224">
                <text:p>11224</text:p>
              </table:table-cell>
              <table:table-cell office:value-type="float" office:value="18748">
                <text:p>18748</text:p>
              </table:table-cell>
              <table:table-cell office:value-type="float" office:value="31867">
                <text:p>3186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1240">
                <text:p>11240</text:p>
              </table:table-cell>
              <table:table-cell office:value-type="float" office:value="19379">
                <text:p>19379</text:p>
              </table:table-cell>
              <table:table-cell office:value-type="float" office:value="32897">
                <text:p>32897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685">
                <text:p>11685</text:p>
              </table:table-cell>
              <table:table-cell office:value-type="float" office:value="20246">
                <text:p>20246</text:p>
              </table:table-cell>
              <table:table-cell office:value-type="float" office:value="35185">
                <text:p>35185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3150">
                <text:p>13150</text:p>
              </table:table-cell>
              <table:table-cell office:value-type="float" office:value="21720">
                <text:p>21720</text:p>
              </table:table-cell>
              <table:table-cell office:value-type="float" office:value="35310">
                <text:p>35310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736">
                <text:p>13736</text:p>
              </table:table-cell>
              <table:table-cell office:value-type="float" office:value="22668">
                <text:p>22668</text:p>
              </table:table-cell>
              <table:table-cell office:value-type="float" office:value="33375">
                <text:p>3337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790">
                <text:p>14790</text:p>
              </table:table-cell>
              <table:table-cell office:value-type="float" office:value="22982">
                <text:p>22982</text:p>
              </table:table-cell>
              <table:table-cell office:value-type="float" office:value="32198">
                <text:p>3219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460">
                <text:p>15460</text:p>
              </table:table-cell>
              <table:table-cell office:value-type="float" office:value="22080">
                <text:p>22080</text:p>
              </table:table-cell>
              <table:table-cell office:value-type="float" office:value="34271">
                <text:p>34271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234">
                <text:p>16234</text:p>
              </table:table-cell>
              <table:table-cell office:value-type="float" office:value="21808">
                <text:p>21808</text:p>
              </table:table-cell>
              <table:table-cell office:value-type="float" office:value="34740">
                <text:p>34740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640">
                <text:p>16640</text:p>
              </table:table-cell>
              <table:table-cell office:value-type="float" office:value="22273">
                <text:p>22273</text:p>
              </table:table-cell>
              <table:table-cell office:value-type="float" office:value="32497">
                <text:p>32497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852">
                <text:p>16852</text:p>
              </table:table-cell>
              <table:table-cell office:value-type="float" office:value="22846">
                <text:p>22846</text:p>
              </table:table-cell>
              <table:table-cell office:value-type="float" office:value="31941">
                <text:p>31941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6340">
                <text:p>16340</text:p>
              </table:table-cell>
              <table:table-cell office:value-type="float" office:value="23578">
                <text:p>23578</text:p>
              </table:table-cell>
              <table:table-cell office:value-type="float" office:value="34075">
                <text:p>34075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6090">
                <text:p>16090</text:p>
              </table:table-cell>
              <table:table-cell office:value-type="float" office:value="23964">
                <text:p>23964</text:p>
              </table:table-cell>
              <table:table-cell office:value-type="float" office:value="34343">
                <text:p>3434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6195">
                <text:p>16195</text:p>
              </table:table-cell>
              <table:table-cell office:value-type="float" office:value="22440">
                <text:p>22440</text:p>
              </table:table-cell>
              <table:table-cell office:value-type="float" office:value="32351">
                <text:p>32351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660">
                <text:p>16660</text:p>
              </table:table-cell>
              <table:table-cell office:value-type="float" office:value="22008">
                <text:p>22008</text:p>
              </table:table-cell>
              <table:table-cell office:value-type="float" office:value="30920">
                <text:p>30920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959">
                <text:p>15959</text:p>
              </table:table-cell>
              <table:table-cell office:value-type="float" office:value="22251">
                <text:p>22251</text:p>
              </table:table-cell>
              <table:table-cell office:value-type="float" office:value="33210">
                <text:p>33210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596">
                <text:p>14596</text:p>
              </table:table-cell>
              <table:table-cell office:value-type="float" office:value="20492">
                <text:p>20492</text:p>
              </table:table-cell>
              <table:table-cell office:value-type="float" office:value="33670">
                <text:p>3367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2130">
                <text:p>12130</text:p>
              </table:table-cell>
              <table:table-cell office:value-type="float" office:value="20388">
                <text:p>20388</text:p>
              </table:table-cell>
              <table:table-cell office:value-type="float" office:value="30708">
                <text:p>30708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0777">
                <text:p>10777</text:p>
              </table:table-cell>
              <table:table-cell office:value-type="float" office:value="19412">
                <text:p>19412</text:p>
              </table:table-cell>
              <table:table-cell office:value-type="float" office:value="30487">
                <text:p>3048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1556">
                <text:p>11556</text:p>
              </table:table-cell>
              <table:table-cell office:value-type="float" office:value="20194">
                <text:p>20194</text:p>
              </table:table-cell>
              <table:table-cell office:value-type="float" office:value="32323">
                <text:p>32323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0868">
                <text:p>10868</text:p>
              </table:table-cell>
              <table:table-cell office:value-type="float" office:value="18636">
                <text:p>18636</text:p>
              </table:table-cell>
              <table:table-cell office:value-type="float" office:value="32321">
                <text:p>32321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0659">
                <text:p>10659</text:p>
              </table:table-cell>
              <table:table-cell office:value-type="float" office:value="17313">
                <text:p>17313</text:p>
              </table:table-cell>
              <table:table-cell office:value-type="float" office:value="30002">
                <text:p>3000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9968">
                <text:p>9968</text:p>
              </table:table-cell>
              <table:table-cell office:value-type="float" office:value="16739">
                <text:p>16739</text:p>
              </table:table-cell>
              <table:table-cell office:value-type="float" office:value="29342">
                <text:p>2934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9152">
                <text:p>9152</text:p>
              </table:table-cell>
              <table:table-cell office:value-type="float" office:value="16276">
                <text:p>16276</text:p>
              </table:table-cell>
              <table:table-cell office:value-type="float" office:value="29293">
                <text:p>29293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8752">
                <text:p>8752</text:p>
              </table:table-cell>
              <table:table-cell office:value-type="float" office:value="14586">
                <text:p>14586</text:p>
              </table:table-cell>
              <table:table-cell office:value-type="float" office:value="24790">
                <text:p>24790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9968">
                <text:p>9968</text:p>
              </table:table-cell>
              <table:table-cell office:value-type="float" office:value="14329">
                <text:p>14329</text:p>
              </table:table-cell>
              <table:table-cell office:value-type="float" office:value="22383">
                <text:p>22383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9338">
                <text:p>9338</text:p>
              </table:table-cell>
              <table:table-cell office:value-type="float" office:value="14333">
                <text:p>14333</text:p>
              </table:table-cell>
              <table:table-cell office:value-type="float" office:value="24960">
                <text:p>24960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9065">
                <text:p>9065</text:p>
              </table:table-cell>
              <table:table-cell office:value-type="float" office:value="13728">
                <text:p>13728</text:p>
              </table:table-cell>
              <table:table-cell office:value-type="float" office:value="23478">
                <text:p>2347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8752">
                <text:p>8752</text:p>
              </table:table-cell>
              <table:table-cell office:value-type="float" office:value="13719">
                <text:p>13719</text:p>
              </table:table-cell>
              <table:table-cell office:value-type="float" office:value="23712">
                <text:p>2371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9163">
                <text:p>9163</text:p>
              </table:table-cell>
              <table:table-cell office:value-type="float" office:value="14234">
                <text:p>14234</text:p>
              </table:table-cell>
              <table:table-cell office:value-type="float" office:value="24297">
                <text:p>24297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8535">
                <text:p>8535</text:p>
              </table:table-cell>
              <table:table-cell office:value-type="float" office:value="13656">
                <text:p>13656</text:p>
              </table:table-cell>
              <table:table-cell office:value-type="float" office:value="22464">
                <text:p>2246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725">
                <text:p>7725</text:p>
              </table:table-cell>
              <table:table-cell office:value-type="float" office:value="12950">
                <text:p>12950</text:p>
              </table:table-cell>
              <table:table-cell office:value-type="float" office:value="21978">
                <text:p>2197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8100">
                <text:p>8100</text:p>
              </table:table-cell>
              <table:table-cell office:value-type="float" office:value="14160">
                <text:p>14160</text:p>
              </table:table-cell>
              <table:table-cell office:value-type="float" office:value="24297">
                <text:p>24297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8880">
                <text:p>8880</text:p>
              </table:table-cell>
              <table:table-cell office:value-type="float" office:value="14352">
                <text:p>14352</text:p>
              </table:table-cell>
              <table:table-cell office:value-type="float" office:value="25584">
                <text:p>25584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8265">
                <text:p>8265</text:p>
              </table:table-cell>
              <table:table-cell office:value-type="float" office:value="13530">
                <text:p>13530</text:p>
              </table:table-cell>
              <table:table-cell office:value-type="float" office:value="23985">
                <text:p>2398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8100">
                <text:p>8100</text:p>
              </table:table-cell>
              <table:table-cell office:value-type="float" office:value="12960">
                <text:p>12960</text:p>
              </table:table-cell>
              <table:table-cell office:value-type="float" office:value="24375">
                <text:p>24375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8640">
                <text:p>8640</text:p>
              </table:table-cell>
              <table:table-cell office:value-type="float" office:value="13728">
                <text:p>13728</text:p>
              </table:table-cell>
              <table:table-cell office:value-type="float" office:value="24336">
                <text:p>2433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8855">
                <text:p>8855</text:p>
              </table:table-cell>
              <table:table-cell office:value-type="float" office:value="13696">
                <text:p>13696</text:p>
              </table:table-cell>
              <table:table-cell office:value-type="float" office:value="22590">
                <text:p>22590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8816">
                <text:p>8816</text:p>
              </table:table-cell>
              <table:table-cell office:value-type="float" office:value="13211">
                <text:p>13211</text:p>
              </table:table-cell>
              <table:table-cell office:value-type="float" office:value="21618">
                <text:p>2161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8640">
                <text:p>8640</text:p>
              </table:table-cell>
              <table:table-cell office:value-type="float" office:value="17164">
                <text:p>17164</text:p>
              </table:table-cell>
              <table:table-cell office:value-type="float" office:value="57410">
                <text:p>57410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9600">
                <text:p>9600</text:p>
              </table:table-cell>
              <table:table-cell office:value-type="float" office:value="18600">
                <text:p>18600</text:p>
              </table:table-cell>
              <table:table-cell office:value-type="float" office:value="56019">
                <text:p>56019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9536">
                <text:p>9536</text:p>
              </table:table-cell>
              <table:table-cell office:value-type="float" office:value="17084">
                <text:p>17084</text:p>
              </table:table-cell>
              <table:table-cell office:value-type="float" office:value="36609">
                <text:p>3660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233">
                <text:p>9233</text:p>
              </table:table-cell>
              <table:table-cell office:value-type="float" office:value="16200">
                <text:p>16200</text:p>
              </table:table-cell>
              <table:table-cell office:value-type="float" office:value="32741">
                <text:p>32741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8065">
                <text:p>8065</text:p>
              </table:table-cell>
              <table:table-cell office:value-type="float" office:value="15361">
                <text:p>15361</text:p>
              </table:table-cell>
              <table:table-cell office:value-type="float" office:value="28599">
                <text:p>28599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785">
                <text:p>7785</text:p>
              </table:table-cell>
              <table:table-cell office:value-type="float" office:value="14826">
                <text:p>14826</text:p>
              </table:table-cell>
              <table:table-cell office:value-type="float" office:value="27604">
                <text:p>2760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6967">
                <text:p>6967</text:p>
              </table:table-cell>
              <table:table-cell office:value-type="float" office:value="14011">
                <text:p>14011</text:p>
              </table:table-cell>
              <table:table-cell office:value-type="float" office:value="24704">
                <text:p>2470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292">
                <text:p>7292</text:p>
              </table:table-cell>
              <table:table-cell office:value-type="float" office:value="15416">
                <text:p>15416</text:p>
              </table:table-cell>
              <table:table-cell office:value-type="float" office:value="28904">
                <text:p>28904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058">
                <text:p>7058</text:p>
              </table:table-cell>
              <table:table-cell office:value-type="float" office:value="14413">
                <text:p>14413</text:p>
              </table:table-cell>
              <table:table-cell office:value-type="float" office:value="29021">
                <text:p>29021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6831">
                <text:p>6831</text:p>
              </table:table-cell>
              <table:table-cell office:value-type="float" office:value="13997">
                <text:p>13997</text:p>
              </table:table-cell>
              <table:table-cell office:value-type="float" office:value="30370">
                <text:p>30370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6263">
                <text:p>6263</text:p>
              </table:table-cell>
              <table:table-cell office:value-type="float" office:value="13459">
                <text:p>13459</text:p>
              </table:table-cell>
              <table:table-cell office:value-type="float" office:value="31787">
                <text:p>3178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5433">
                <text:p>5433</text:p>
              </table:table-cell>
              <table:table-cell office:value-type="float" office:value="12794">
                <text:p>12794</text:p>
              </table:table-cell>
              <table:table-cell office:value-type="float" office:value="33335">
                <text:p>33335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4713">
                <text:p>4713</text:p>
              </table:table-cell>
              <table:table-cell office:value-type="float" office:value="12400">
                <text:p>12400</text:p>
              </table:table-cell>
              <table:table-cell office:value-type="float" office:value="34958">
                <text:p>34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546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68.25">
                <text:p>7668.25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668.66666666667">
                <text:p>7668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5cm" svg:y="1.404cm" svg:width="31.437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.455">
                <text:p>18.455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8.5966666666667">
                <text:p>18.59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3cm" svg:y="1.352cm" svg:width="31.891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21236756295513">
                <text:p>1.21236756295513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4085324651781">
                <text:p>1.14085324651781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3219469482853">
                <text:p>1.3219469482853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25637267090303">
                <text:p>1.25637267090303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2262241214114">
                <text:p>1.1226224121411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955877021019">
                <text:p>1.08955877021019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8295372537103">
                <text:p>1.18295372537103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1743269917824">
                <text:p>1.21743269917824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1647450485745">
                <text:p>1.2164745048574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9031505011256">
                <text:p>1.2903150501125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9893772671501">
                <text:p>1.2989377267150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9179605110663">
                <text:p>1.29179605110663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5175495111111">
                <text:p>1.05175495111111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662127567218">
                <text:p>1.066212756721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9014612567145">
                <text:p>1.09014612567145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2011421731885">
                <text:p>1.12011421731885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6410894513984">
                <text:p>1.0641089451398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915150166888">
                <text:p>1.05915150166888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4359041518857">
                <text:p>1.04359041518857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2850368177669">
                <text:p>1.02850368177669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5662461474435">
                <text:p>1.0566246147443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8162265958011">
                <text:p>1.08162265958011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4300278913705">
                <text:p>1.0430027891370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1377913333847">
                <text:p>1.01377913333847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766508950386">
                <text:p>1.04766508950386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347742445113">
                <text:p>1.04347742445113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825091205322">
                <text:p>1.04825091205322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49309497568">
                <text:p>1.0584930949756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941621284783">
                <text:p>1.1394162128478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8400329139488">
                <text:p>1.18400329139488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0527822120724">
                <text:p>1.2052782212072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0896345760749">
                <text:p>1.20896345760749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847891103">
                <text:p>1.17847891103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0909189958002">
                <text:p>1.10909189958002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20344735525768">
                <text:p>1.20344735525768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19079265995758">
                <text:p>1.1907926599575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286425935394">
                <text:p>1.1528642593539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789489096207">
                <text:p>1.10789489096207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4320316403496">
                <text:p>1.0432031640349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3597396084602">
                <text:p>0.98359739608460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983173869017726">
                <text:p>0.98317386901772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980438635773004">
                <text:p>0.98043863577300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1441673831159">
                <text:p>0.98144167383115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0438215041301">
                <text:p>1.0043821504130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81560837151698">
                <text:p>0.981560837151698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878144457115638">
                <text:p>0.878144457115638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816630493722847">
                <text:p>0.816630493722847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816908075790873">
                <text:p>0.816908075790873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0.989130573673547">
                <text:p>0.989130573673547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0.981194726852295">
                <text:p>0.98119472685229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768838771205677">
                <text:p>0.76883877120567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813172037055409">
                <text:p>0.81317203705540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0.947740657749089">
                <text:p>0.947740657749089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0.880887885319442">
                <text:p>0.88088788531944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736114715762095">
                <text:p>0.736114715762095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786832173898721">
                <text:p>0.786832173898721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85755225737743">
                <text:p>0.9857552257377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1125615452594">
                <text:p>1.0112561545259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986932654453475">
                <text:p>0.986932654453475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980936997606851">
                <text:p>0.980936997606851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.01630626304225">
                <text:p>1.0163062630422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.03467637610515">
                <text:p>1.03467637610515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920309126562495">
                <text:p>0.920309126562495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85170489408327">
                <text:p>0.98517048940832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.01238319528233">
                <text:p>1.01238319528233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8340808434521">
                <text:p>0.97834080843452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59714292088043">
                <text:p>0.959714292088043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2.18009539502258">
                <text:p>2.1800953950225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78340808434521">
                <text:p>0.97834080843452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8368765831077">
                <text:p>0.98368765831077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72076342241166">
                <text:p>0.972076342241166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8246087107372">
                <text:p>0.98824608710737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61267915367745">
                <text:p>0.961267915367745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.12008132731948">
                <text:p>1.1200813273194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.159172015625">
                <text:p>1.159172015625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58696079239579">
                <text:p>0.58696079239579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538895460920126">
                <text:p>0.538895460920126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886028417871471">
                <text:p>0.886028417871471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625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5286.5">
                <text:p>15286.5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3967">
                <text:p>13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